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Arial1" svg:font-family="Arial" style:font-family-generic="swiss"/>
    <style:font-face style:name="Arial" svg:font-family="Arial" style:font-family-generic="swiss" style:font-pitch="variable"/>
  </office:font-face-decls>
  <office:automatic-styles>
    <style:style style:name="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style style:name="P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" style:family="paragraph" style:parent-style-name="Standard" style:master-page-name="">
      <style:paragraph-properties fo:line-height="150%" style:page-number="auto" style:writing-mode="page">
        <style:tab-stops>
          <style:tab-stop style:position="0.342cm"/>
        </style:tab-stops>
      </style:paragraph-properties>
      <style:text-properties style:font-name="Arial" fo:font-size="14pt" style:font-size-asian="14pt" style:font-size-complex="14pt"/>
    </style:style>
    <style:style style:name="P5" style:family="paragraph" style:parent-style-name="Standard" style:master-page-name="">
      <style:paragraph-properties fo:line-height="150%" style:page-number="auto" style:writing-mode="page">
        <style:tab-stops>
          <style:tab-stop style:position="0.293cm"/>
        </style:tab-stops>
      </style:paragraph-properties>
      <style:text-properties style:font-name="Arial" fo:font-size="14pt" style:font-size-asian="14pt" style:font-size-complex="14pt"/>
    </style:style>
    <style:style style:name="P6" style:family="paragraph" style:parent-style-name="Standard" style:master-page-name="">
      <style:paragraph-properties fo:line-height="150%" style:page-number="auto" style:writing-mode="page">
        <style:tab-stops>
          <style:tab-stop style:position="0.527cm"/>
        </style:tab-stops>
      </style:paragraph-properties>
      <style:text-properties style:font-name="Arial" fo:font-size="14pt" style:font-size-asian="14pt" style:font-size-complex="14pt"/>
    </style:style>
    <style:style style:name="P7" style:family="paragraph" style:parent-style-name="Standard" style:master-page-name="">
      <style:paragraph-properties fo:line-height="150%" style:page-number="auto" style:writing-mode="page">
        <style:tab-stops>
          <style:tab-stop style:position="0.266cm"/>
        </style:tab-stops>
      </style:paragraph-properties>
      <style:text-properties style:font-name="Arial" fo:font-size="14pt" style:font-size-asian="14pt" style:font-size-complex="14pt"/>
    </style:style>
    <style:style style:name="P8" style:family="paragraph" style:parent-style-name="Standard" style:master-page-name="PageStyle0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9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0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20e748" style:font-size-asian="14pt" style:font-size-complex="14pt"/>
    </style:style>
    <style:style style:name="P11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22c626" style:font-size-asian="14pt" style:font-size-complex="14pt"/>
    </style:style>
    <style:style style:name="P12" style:family="paragraph" style:parent-style-name="Standard" style:master-page-name="">
      <style:paragraph-properties fo:line-height="150%" style:page-number="auto" style:writing-mode="page">
        <style:tab-stops>
          <style:tab-stop style:position="0.259cm"/>
        </style:tab-stops>
      </style:paragraph-properties>
      <style:text-properties style:font-name="Arial" fo:font-size="14pt" officeooo:paragraph-rsid="0022c626" style:font-size-asian="14pt" style:font-size-complex="14pt"/>
    </style:style>
    <style:style style:name="P13" style:family="paragraph" style:parent-style-name="Standard" style:master-page-name="">
      <style:paragraph-properties fo:line-height="150%" style:page-number="auto" style:writing-mode="page">
        <style:tab-stops>
          <style:tab-stop style:position="0.552cm"/>
        </style:tab-stops>
      </style:paragraph-properties>
      <style:text-properties style:font-name="Arial" fo:font-size="14pt" officeooo:paragraph-rsid="0023a264" style:font-size-asian="14pt" style:font-size-complex="14pt"/>
    </style:style>
    <style:style style:name="P14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23a264" style:font-size-asian="14pt" style:font-size-complex="14pt"/>
    </style:style>
    <style:style style:name="P15" style:family="paragraph" style:parent-style-name="Standard" style:master-page-name="">
      <style:paragraph-properties fo:line-height="150%" style:page-number="auto" style:writing-mode="page">
        <style:tab-stops>
          <style:tab-stop style:position="0.356cm"/>
        </style:tab-stops>
      </style:paragraph-properties>
      <style:text-properties style:font-name="Arial" fo:font-size="14pt" style:font-size-asian="14pt" style:font-size-complex="14pt"/>
    </style:style>
    <style:style style:name="P16" style:family="paragraph" style:parent-style-name="Standard" style:master-page-name="">
      <style:paragraph-properties fo:line-height="150%" style:page-number="auto" style:writing-mode="page">
        <style:tab-stops>
          <style:tab-stop style:position="0.564cm"/>
        </style:tab-stops>
      </style:paragraph-properties>
      <style:text-properties style:font-name="Arial" fo:font-size="14pt" officeooo:paragraph-rsid="0023a264" style:font-size-asian="14pt" style:font-size-complex="14pt"/>
    </style:style>
    <style:style style:name="P17" style:family="paragraph" style:parent-style-name="Standard" style:master-page-name="">
      <style:paragraph-properties fo:line-height="150%" style:page-number="auto" style:writing-mode="page">
        <style:tab-stops>
          <style:tab-stop style:position="0.572cm"/>
        </style:tab-stops>
      </style:paragraph-properties>
      <style:text-properties style:font-name="Arial" fo:font-size="14pt" officeooo:paragraph-rsid="0023a264" style:font-size-asian="14pt" style:font-size-complex="14pt"/>
    </style:style>
    <style:style style:name="P18" style:family="paragraph" style:parent-style-name="Standard" style:master-page-name="">
      <style:paragraph-properties fo:line-height="150%" style:page-number="auto" style:writing-mode="page">
        <style:tab-stops>
          <style:tab-stop style:position="0.584cm"/>
        </style:tab-stops>
      </style:paragraph-properties>
      <style:text-properties style:font-name="Arial" fo:font-size="14pt" officeooo:paragraph-rsid="0023a264" style:font-size-asian="14pt" style:font-size-complex="14pt"/>
    </style:style>
    <style:style style:name="P19" style:family="paragraph" style:parent-style-name="Standard" style:master-page-name="">
      <style:paragraph-properties fo:line-height="150%" style:page-number="auto" style:writing-mode="page">
        <style:tab-stops>
          <style:tab-stop style:position="0.559cm"/>
        </style:tab-stops>
      </style:paragraph-properties>
      <style:text-properties style:font-name="Arial" fo:font-size="14pt" officeooo:paragraph-rsid="0023a264" style:font-size-asian="14pt" style:font-size-complex="14pt"/>
    </style:style>
    <style:style style:name="P20" style:family="paragraph" style:parent-style-name="Standard" style:master-page-name="">
      <style:paragraph-properties fo:line-height="150%" style:page-number="auto" style:writing-mode="page">
        <style:tab-stops>
          <style:tab-stop style:position="0.591cm"/>
        </style:tab-stops>
      </style:paragraph-properties>
      <style:text-properties style:font-name="Arial" fo:font-size="14pt" officeooo:paragraph-rsid="0023a264" style:font-size-asian="14pt" style:font-size-complex="14pt"/>
    </style:style>
    <style:style style:name="P21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257942" style:font-size-asian="14pt" style:font-size-complex="14pt"/>
    </style:style>
    <style:style style:name="P22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265f83" style:font-size-asian="14pt" style:font-size-complex="14pt"/>
    </style:style>
    <style:style style:name="P23" style:family="paragraph" style:parent-style-name="Standard" style:master-page-name="">
      <style:paragraph-properties fo:line-height="150%" style:page-number="auto" style:writing-mode="page">
        <style:tab-stops>
          <style:tab-stop style:position="0.579cm"/>
        </style:tab-stops>
      </style:paragraph-properties>
      <style:text-properties style:font-name="Arial" fo:font-size="14pt" officeooo:paragraph-rsid="00265f83" style:font-size-asian="14pt" style:font-size-complex="14pt"/>
    </style:style>
    <style:style style:name="P24" style:family="paragraph" style:parent-style-name="Standard" style:list-style-name="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25" style:family="paragraph" style:parent-style-name="Standard" style:master-page-name="">
      <style:paragraph-properties fo:line-height="150%" style:page-number="auto" style:writing-mode="page">
        <style:tab-stops>
          <style:tab-stop style:position="0.767cm"/>
        </style:tab-stops>
      </style:paragraph-properties>
      <style:text-properties style:font-name="Arial" fo:font-size="14pt" officeooo:paragraph-rsid="0026e127" style:font-size-asian="14pt" style:font-size-complex="14pt"/>
    </style:style>
    <style:style style:name="P26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26e127" style:font-size-asian="14pt" style:font-size-complex="14pt"/>
    </style:style>
    <style:style style:name="P27" style:family="paragraph" style:parent-style-name="Standard" style:master-page-name="">
      <style:paragraph-properties fo:line-height="150%" style:page-number="auto" style:writing-mode="page">
        <style:tab-stops>
          <style:tab-stop style:position="0.52cm"/>
        </style:tab-stops>
      </style:paragraph-properties>
      <style:text-properties style:font-name="Arial" fo:font-size="14pt" style:font-size-asian="14pt" style:font-size-complex="14pt"/>
    </style:style>
    <style:style style:name="P28" style:family="paragraph" style:parent-style-name="Standard" style:master-page-name="">
      <style:paragraph-properties fo:line-height="150%" style:page-number="auto" style:writing-mode="page">
        <style:tab-stops>
          <style:tab-stop style:position="0.286cm"/>
        </style:tab-stops>
      </style:paragraph-properties>
      <style:text-properties style:font-name="Arial" fo:font-size="14pt" officeooo:paragraph-rsid="0026e127" style:font-size-asian="14pt" style:font-size-complex="14pt"/>
    </style:style>
    <style:style style:name="P29" style:family="paragraph" style:parent-style-name="Standard" style:master-page-name="">
      <style:paragraph-properties fo:line-height="150%" style:page-number="auto" style:writing-mode="page">
        <style:tab-stops>
          <style:tab-stop style:position="0.503cm"/>
        </style:tab-stops>
      </style:paragraph-properties>
      <style:text-properties style:font-name="Arial" fo:font-size="14pt" style:font-size-asian="14pt" style:font-size-complex="14pt"/>
    </style:style>
    <style:style style:name="P30" style:family="paragraph" style:parent-style-name="Standard" style:master-page-name="">
      <style:paragraph-properties fo:line-height="150%" style:page-number="auto" style:writing-mode="page">
        <style:tab-stops>
          <style:tab-stop style:position="0.469cm"/>
        </style:tab-stops>
      </style:paragraph-properties>
      <style:text-properties style:font-name="Arial" fo:font-size="14pt" style:font-size-asian="14pt" style:font-size-complex="14pt"/>
    </style:style>
    <style:style style:name="P31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rsid="00265f83" officeooo:paragraph-rsid="00265f83" style:font-size-asian="14pt" style:font-size-complex="14pt"/>
    </style:style>
    <style:style style:name="P32" style:family="paragraph" style:parent-style-name="Standard" style:master-page-name="">
      <style:paragraph-properties fo:line-height="150%" style:page-number="auto" style:writing-mode="page"/>
    </style:style>
    <style:style style:name="P33" style:family="paragraph" style:parent-style-name="Standard" style:master-page-name="">
      <style:paragraph-properties fo:line-height="150%" style:page-number="auto" style:writing-mode="page"/>
      <style:text-properties officeooo:paragraph-rsid="0023a264"/>
    </style:style>
    <style:style style:name="P34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rsid="0020e748" officeooo:paragraph-rsid="0020e748" style:font-size-asian="14pt" style:font-size-complex="14pt"/>
    </style:style>
    <style:style style:name="P35" style:family="paragraph" style:parent-style-name="Standard">
      <style:paragraph-properties fo:line-height="150%" style:writing-mode="page"/>
      <style:text-properties style:font-name="Arial" fo:font-size="14pt" style:font-size-asian="14pt" style:font-size-complex="14pt"/>
    </style:style>
    <style:style style:name="P36" style:family="paragraph" style:parent-style-name="Standard">
      <style:paragraph-properties fo:line-height="150%" style:writing-mode="page"/>
      <style:text-properties style:font-name="Arial" fo:font-size="14pt" officeooo:paragraph-rsid="0020e748" style:font-size-asian="14pt" style:font-size-complex="14pt"/>
    </style:style>
    <style:style style:name="P37" style:family="paragraph" style:parent-style-name="Standard">
      <style:paragraph-properties fo:line-height="150%" style:writing-mode="page"/>
      <style:text-properties style:font-name="Arial" fo:font-size="14pt" officeooo:paragraph-rsid="0022c626" style:font-size-asian="14pt" style:font-size-complex="14pt"/>
    </style:style>
    <style:style style:name="P38" style:family="paragraph" style:parent-style-name="Standard">
      <style:paragraph-properties fo:line-height="150%" style:writing-mode="page">
        <style:tab-stops>
          <style:tab-stop style:position="0.259cm"/>
        </style:tab-stops>
      </style:paragraph-properties>
      <style:text-properties style:font-name="Arial" fo:font-size="14pt" officeooo:paragraph-rsid="0022c626" style:font-size-asian="14pt" style:font-size-complex="14pt"/>
    </style:style>
    <style:style style:name="P39" style:family="paragraph" style:parent-style-name="Standard">
      <style:paragraph-properties fo:line-height="150%" style:writing-mode="page"/>
      <style:text-properties style:font-name="Arial" fo:font-size="14pt" officeooo:paragraph-rsid="0023a264" style:font-size-asian="14pt" style:font-size-complex="14pt"/>
    </style:style>
    <style:style style:name="P40" style:family="paragraph" style:parent-style-name="Standard">
      <style:paragraph-properties fo:line-height="150%" style:writing-mode="page">
        <style:tab-stops>
          <style:tab-stop style:position="0.552cm"/>
        </style:tab-stops>
      </style:paragraph-properties>
      <style:text-properties style:font-name="Arial" fo:font-size="14pt" officeooo:paragraph-rsid="0023a264" style:font-size-asian="14pt" style:font-size-complex="14pt"/>
    </style:style>
    <style:style style:name="P41" style:family="paragraph" style:parent-style-name="Standard">
      <style:paragraph-properties fo:line-height="150%" style:writing-mode="page">
        <style:tab-stops>
          <style:tab-stop style:position="0.356cm"/>
        </style:tab-stops>
      </style:paragraph-properties>
      <style:text-properties style:font-name="Arial" fo:font-size="14pt" officeooo:paragraph-rsid="0023a264" style:font-size-asian="14pt" style:font-size-complex="14pt"/>
    </style:style>
    <style:style style:name="P42" style:family="paragraph" style:parent-style-name="Standard">
      <style:paragraph-properties fo:line-height="150%" style:writing-mode="page">
        <style:tab-stops>
          <style:tab-stop style:position="0.564cm"/>
        </style:tab-stops>
      </style:paragraph-properties>
      <style:text-properties style:font-name="Arial" fo:font-size="14pt" officeooo:paragraph-rsid="0023a264" style:font-size-asian="14pt" style:font-size-complex="14pt"/>
    </style:style>
    <style:style style:name="P43" style:family="paragraph" style:parent-style-name="Standard">
      <style:paragraph-properties fo:line-height="150%" style:writing-mode="page">
        <style:tab-stops>
          <style:tab-stop style:position="0.572cm"/>
        </style:tab-stops>
      </style:paragraph-properties>
      <style:text-properties style:font-name="Arial" fo:font-size="14pt" officeooo:paragraph-rsid="0023a264" style:font-size-asian="14pt" style:font-size-complex="14pt"/>
    </style:style>
    <style:style style:name="P44" style:family="paragraph" style:parent-style-name="Standard">
      <style:paragraph-properties fo:line-height="150%" style:writing-mode="page">
        <style:tab-stops>
          <style:tab-stop style:position="0.584cm"/>
        </style:tab-stops>
      </style:paragraph-properties>
      <style:text-properties style:font-name="Arial" fo:font-size="14pt" officeooo:paragraph-rsid="0023a264" style:font-size-asian="14pt" style:font-size-complex="14pt"/>
    </style:style>
    <style:style style:name="P45" style:family="paragraph" style:parent-style-name="Standard">
      <style:paragraph-properties fo:line-height="150%" style:writing-mode="page">
        <style:tab-stops>
          <style:tab-stop style:position="0.559cm"/>
        </style:tab-stops>
      </style:paragraph-properties>
      <style:text-properties style:font-name="Arial" fo:font-size="14pt" officeooo:paragraph-rsid="0023a264" style:font-size-asian="14pt" style:font-size-complex="14pt"/>
    </style:style>
    <style:style style:name="P46" style:family="paragraph" style:parent-style-name="Standard">
      <style:paragraph-properties fo:line-height="150%" style:writing-mode="page">
        <style:tab-stops>
          <style:tab-stop style:position="0.591cm"/>
        </style:tab-stops>
      </style:paragraph-properties>
      <style:text-properties style:font-name="Arial" fo:font-size="14pt" officeooo:paragraph-rsid="0023a264" style:font-size-asian="14pt" style:font-size-complex="14pt"/>
    </style:style>
    <style:style style:name="P47" style:family="paragraph" style:parent-style-name="Standard">
      <style:paragraph-properties fo:line-height="150%" style:writing-mode="page"/>
      <style:text-properties style:font-name="Arial" fo:font-size="14pt" officeooo:paragraph-rsid="00257942" style:font-size-asian="14pt" style:font-size-complex="14pt"/>
    </style:style>
    <style:style style:name="P48" style:family="paragraph" style:parent-style-name="Standard">
      <style:paragraph-properties fo:line-height="150%" style:writing-mode="page"/>
      <style:text-properties style:font-name="Arial" fo:font-size="14pt" officeooo:paragraph-rsid="00265f83" style:font-size-asian="14pt" style:font-size-complex="14pt"/>
    </style:style>
    <style:style style:name="P49" style:family="paragraph" style:parent-style-name="Standard">
      <style:paragraph-properties fo:line-height="150%" style:writing-mode="page">
        <style:tab-stops>
          <style:tab-stop style:position="0.579cm"/>
        </style:tab-stops>
      </style:paragraph-properties>
      <style:text-properties style:font-name="Arial" fo:font-size="14pt" officeooo:paragraph-rsid="00265f83" style:font-size-asian="14pt" style:font-size-complex="14pt"/>
    </style:style>
    <style:style style:name="P50" style:family="paragraph" style:parent-style-name="Standard" style:list-style-name="">
      <style:paragraph-properties fo:line-height="150%" style:writing-mode="page"/>
      <style:text-properties style:font-name="Arial" fo:font-size="14pt" style:font-size-asian="14pt" style:font-size-complex="14pt"/>
    </style:style>
    <style:style style:name="P51" style:family="paragraph" style:parent-style-name="Standard">
      <style:paragraph-properties fo:line-height="150%" style:writing-mode="page">
        <style:tab-stops>
          <style:tab-stop style:position="0.767cm"/>
        </style:tab-stops>
      </style:paragraph-properties>
      <style:text-properties style:font-name="Arial" fo:font-size="14pt" officeooo:paragraph-rsid="0026e127" style:font-size-asian="14pt" style:font-size-complex="14pt"/>
    </style:style>
    <style:style style:name="P52" style:family="paragraph" style:parent-style-name="Standard">
      <style:paragraph-properties fo:line-height="150%" style:writing-mode="page"/>
      <style:text-properties style:font-name="Arial" fo:font-size="14pt" officeooo:paragraph-rsid="0026e127" style:font-size-asian="14pt" style:font-size-complex="14pt"/>
    </style:style>
    <style:style style:name="P53" style:family="paragraph" style:parent-style-name="Standard">
      <style:paragraph-properties fo:line-height="150%" style:writing-mode="page">
        <style:tab-stops>
          <style:tab-stop style:position="0.52cm"/>
        </style:tab-stops>
      </style:paragraph-properties>
      <style:text-properties style:font-name="Arial" fo:font-size="14pt" officeooo:paragraph-rsid="0026e127" style:font-size-asian="14pt" style:font-size-complex="14pt"/>
    </style:style>
    <style:style style:name="P54" style:family="paragraph" style:parent-style-name="Standard">
      <style:paragraph-properties fo:line-height="150%" style:writing-mode="page">
        <style:tab-stops>
          <style:tab-stop style:position="0.286cm"/>
        </style:tab-stops>
      </style:paragraph-properties>
      <style:text-properties style:font-name="Arial" fo:font-size="14pt" officeooo:paragraph-rsid="0026e127" style:font-size-asian="14pt" style:font-size-complex="14pt"/>
    </style:style>
    <style:style style:name="P55" style:family="paragraph" style:parent-style-name="Standard">
      <style:paragraph-properties fo:line-height="150%" style:writing-mode="page">
        <style:tab-stops>
          <style:tab-stop style:position="0.503cm"/>
        </style:tab-stops>
      </style:paragraph-properties>
      <style:text-properties style:font-name="Arial" fo:font-size="14pt" officeooo:paragraph-rsid="0026e127" style:font-size-asian="14pt" style:font-size-complex="14pt"/>
    </style:style>
    <style:style style:name="P56" style:family="paragraph" style:parent-style-name="Standard">
      <style:paragraph-properties fo:line-height="150%" style:writing-mode="page">
        <style:tab-stops>
          <style:tab-stop style:position="0.469cm"/>
        </style:tab-stops>
      </style:paragraph-properties>
      <style:text-properties style:font-name="Arial" fo:font-size="14pt" officeooo:paragraph-rsid="0026e127" style:font-size-asian="14pt" style:font-size-complex="14pt"/>
    </style:style>
    <style:style style:name="P57" style:family="paragraph" style:parent-style-name="Standard">
      <style:paragraph-properties fo:line-height="150%" style:writing-mode="page"/>
      <style:text-properties style:font-name="Arial" fo:font-size="14pt" officeooo:rsid="0022c626" officeooo:paragraph-rsid="0022c626" style:font-size-asian="14pt" style:font-size-complex="14pt"/>
    </style:style>
    <style:style style:name="P58" style:family="paragraph" style:parent-style-name="Standard">
      <style:paragraph-properties fo:line-height="150%" style:writing-mode="page"/>
      <style:text-properties style:font-name="Arial" fo:font-size="14pt" officeooo:rsid="0023a264" officeooo:paragraph-rsid="0023a264" style:font-size-asian="14pt" style:font-size-complex="14pt"/>
    </style:style>
    <style:style style:name="P59" style:family="paragraph" style:parent-style-name="Standard" style:list-style-name="">
      <style:paragraph-properties fo:line-height="150%" style:writing-mode="page"/>
      <style:text-properties style:font-name="Arial" fo:font-size="14pt" officeooo:rsid="00265f83" officeooo:paragraph-rsid="00265f83" style:font-size-asian="14pt" style:font-size-complex="14pt"/>
    </style:style>
    <style:style style:name="P60" style:family="paragraph" style:parent-style-name="Standard">
      <style:paragraph-properties fo:line-height="150%" style:writing-mode="page"/>
      <style:text-properties style:font-name="Arial" fo:font-size="14pt" officeooo:rsid="00265f83" officeooo:paragraph-rsid="00265f83" style:font-size-asian="14pt" style:font-size-complex="14pt"/>
    </style:style>
    <style:style style:name="P61" style:family="paragraph" style:parent-style-name="Standard">
      <style:paragraph-properties fo:line-height="150%" style:writing-mode="page"/>
      <style:text-properties officeooo:paragraph-rsid="0023a264"/>
    </style:style>
    <style:style style:name="P62" style:family="paragraph" style:parent-style-name="Standard">
      <style:paragraph-properties fo:line-height="150%" style:writing-mode="page"/>
      <style:text-properties officeooo:paragraph-rsid="00257942"/>
    </style:style>
    <style:style style:name="P63" style:family="paragraph" style:parent-style-name="Standard" style:master-page-name="">
      <style:paragraph-properties fo:line-height="150%" style:page-number="auto" style:writing-mode="page">
        <style:tab-stops>
          <style:tab-stop style:position="0.215cm"/>
        </style:tab-stops>
      </style:paragraph-properties>
      <style:text-properties style:font-name="Arial" fo:font-size="14pt" style:font-size-asian="14pt" style:font-size-complex="14pt"/>
    </style:style>
    <style:style style:name="P64" style:family="paragraph" style:parent-style-name="Standard">
      <style:paragraph-properties fo:margin-left="0.635cm" fo:margin-right="0cm" fo:line-height="150%" fo:text-indent="-0.635cm" style:auto-text-indent="false" style:writing-mode="page"/>
      <style:text-properties style:font-name="Arial" fo:font-size="14pt" officeooo:paragraph-rsid="0023a264" style:font-size-asian="14pt" style:font-size-complex="14pt"/>
    </style:style>
    <style:style style:name="P65" style:family="paragraph" style:parent-style-name="Standard" style:master-page-name="">
      <style:paragraph-properties fo:margin-left="0.635cm" fo:margin-right="0cm" fo:line-height="150%" fo:text-indent="-0.635cm" style:auto-text-indent="false" style:page-number="auto" style:writing-mode="page"/>
      <style:text-properties style:font-name="Arial" fo:font-size="14pt" style:font-size-asian="14pt" style:font-size-complex="14pt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style:font-name="Arial" fo:font-size="14pt" officeooo:rsid="0023a264" style:font-size-asian="14pt" style:font-size-complex="14pt"/>
    </style:style>
    <style:style style:name="T3" style:family="text">
      <style:text-properties style:font-name="Arial" fo:font-size="14pt" officeooo:rsid="00257942" style:font-size-asian="14pt" style:font-size-complex="14pt"/>
    </style:style>
    <style:style style:name="T4" style:family="text">
      <style:text-properties officeooo:rsid="0020e748"/>
    </style:style>
    <style:style style:name="T5" style:family="text">
      <style:text-properties officeooo:rsid="0022c626"/>
    </style:style>
    <style:style style:name="T6" style:family="text">
      <style:text-properties officeooo:rsid="0023a264"/>
    </style:style>
    <style:style style:name="T7" style:family="text">
      <style:text-properties style:font-name="Arial1" fo:font-size="14pt" officeooo:rsid="0023a264" style:font-name-asian="Arial1" style:font-size-asian="14pt" style:font-name-complex="Arial1" style:font-size-complex="14pt"/>
    </style:style>
    <style:style style:name="T8" style:family="text">
      <style:text-properties style:font-name="Arial1" fo:font-size="14pt" officeooo:rsid="00257942" style:font-name-asian="Arial1" style:font-size-asian="14pt" style:font-name-complex="Arial1" style:font-size-complex="14pt"/>
    </style:style>
    <style:style style:name="T9" style:family="text">
      <style:text-properties officeooo:rsid="00257942"/>
    </style:style>
    <style:style style:name="T10" style:family="text">
      <style:text-properties officeooo:rsid="00265f83"/>
    </style:style>
    <style:style style:name="T11" style:family="text">
      <style:text-properties officeooo:rsid="0026e127"/>
    </style:style>
    <style:style style:name="Sect1" style:family="section">
      <style:section-properties fo:margin-left="2.54cm" fo:margin-right="8.648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0">
        <text:p text:style-name="P8">Andrej Plávka</text:p>
        <text:p text:style-name="P34">Domovina moja</text:p>
        <text:p text:style-name="P3"/>
        <text:p text:style-name="P35"/>
        <text:p text:style-name="P10">„Vitaj nám Sitno! Tatry vitajte!</text:p>
        <text:p text:style-name="P36">Ty Váh prudký, ty silný Hron!</text:p>
        <text:p text:style-name="P36">Ruky nám, duše drahé, podajte.</text:p>
        <text:p text:style-name="P36">Svet váš, svet náš zas je jedon!“</text:p>
        <text:p text:style-name="P3">ANDREJ S<text:span text:style-name="T4">L</text:span>ÁDKOV<text:span text:style-name="T4">IČ</text:span></text:p>
        <text:p text:style-name="P3"/>
        <text:p text:style-name="P35"/>
        <text:p text:style-name="P3">ODKLIA<text:span text:style-name="T4">T</text:span>A KRAJINA</text:p>
        <text:p text:style-name="P10"/>
        <text:p text:style-name="P36">Súdruhovi Širokému k 50. narodeninám,</text:p>
        <text:p text:style-name="P3"/>
        <text:p text:style-name="P36">Ach, koľko lístkov z javora</text:p>
        <text:p text:style-name="P36">na biedu našu napadlo...</text:p>
        <text:p text:style-name="P36">Koľko ráz bedár zavolal</text:p>
        <text:p text:style-name="P36"><text:soft-page-break/>k nebesiam nemým naprázdno!</text:p>
        <text:p text:style-name="P3"/>
        <text:p text:style-name="P36">Koľko ráz smelé valašky</text:p>
        <text:p text:style-name="P36">zaryly ostrím do prsti,</text:p>
        <text:p text:style-name="P36">a bičom <text:span text:style-name="T4">ť</text:span>até urážky</text:p>
        <text:p text:style-name="P36">proletár skúval v priehrští.</text:p>
        <text:p text:style-name="P3"/>
        <text:p text:style-name="P36">Koľko ráz lkala fujara</text:p>
        <text:p text:style-name="P36">po roztúžených úbočiach —</text:p>
        <text:p text:style-name="P36">od jara tieseň do jara</text:p>
        <text:p text:style-name="P36">šuhajom švárnym na očiach...</text:p>
        <text:p text:style-name="P3"/>
        <text:p text:style-name="P36">Cical tu miazgu vlkolak</text:p>
        <text:p text:style-name="P36">z lodýh i zo žíl junače —</text:p>
        <text:p text:style-name="P36">smelých na dereš, abo hák,</text:p>
        <text:p text:style-name="P36">čo po nich pieseň zaplače,</text:p>
        <text:p text:style-name="P3"/>
        <text:p text:style-name="P10">snovaná <text:span text:style-name="T4">ľ</text:span>udom v súžení</text:p>
        <text:p text:style-name="P36"><text:soft-page-break/>ako na biedu záplata.</text:p>
        <text:p text:style-name="P10">Kedy ju, kedy premení</text:p>
        <text:p text:style-name="P36">krajina táto zakliata?</text:p>
        <text:p text:style-name="P3"/>
        <text:p text:style-name="P36">Kedy ju, kedy nahradí</text:p>
        <text:p text:style-name="P36">pesničkou, čo sa raduje,</text:p>
        <text:p text:style-name="P36">voľnosťou deti pohladí,</text:p>
        <text:p text:style-name="P36">že je ich všetko, čo tu je?</text:p>
        <text:p text:style-name="P3"/>
        <text:p text:style-name="P36">že nemusia sa viacej báť</text:p>
        <text:p text:style-name="P36">zubáľov psích znad malinčia,</text:p>
        <text:p text:style-name="P36">na priedomí si zaspievať,</text:p>
        <text:p text:style-name="P36">keď panské koče zarinčia,</text:p>
        <text:p text:style-name="P3"/>
        <text:p text:style-name="P10">a voňavú si jahodu</text:p>
        <text:p text:style-name="P36">v slnečnej šl<text:span text:style-name="T4">ó</text:span>ge odtrhnúť,</text:p>
        <text:p text:style-name="P36">ísť panskou lúkou po vodu —</text:p>
        <text:p text:style-name="P36">preglgnúť márne detskú chuť...</text:p>
        <text:p text:style-name="P3"><text:soft-page-break/></text:p>
        <text:p text:style-name="P36">Slovenská naša chudoba,</text:p>
        <text:p text:style-name="P36">krása a bieda údolí,</text:p>
        <text:p text:style-name="P36">bolestí našich ozdoba,</text:p>
        <text:p text:style-name="P36">štrk, ôstie, medze na poli</text:p>
        <text:p text:style-name="P3"/>
        <text:p text:style-name="P36">a živice plač na pňoch šlóg</text:p>
        <text:p text:style-name="P36">za odpeľanou smrečinou —</text:p>
        <text:p text:style-name="P36">vždy vláčil od nás panský zmok</text:p>
        <text:p text:style-name="P36">bohatstvá dolu dedinou,</text:p>
        <text:p text:style-name="P3"/>
        <text:p text:style-name="P36">bohatstvá rúk do cudzích kás,</text:p>
        <text:p text:style-name="P36">ta kdesi het, doparoma,</text:p>
        <text:p text:style-name="P36">na koreni ti predať klas</text:p>
        <text:p text:style-name="P36">a ešte platiť oldomáš.</text:p>
        <text:p text:style-name="P3"/>
        <text:p text:style-name="P36">Nebolo ti žiť ani mrieť</text:p>
        <text:p text:style-name="P36">ani u pánov fabrických —</text:p>
        <text:p text:style-name="P36"><text:soft-page-break/>mali ťa iba ako smeť</text:p>
        <text:p text:style-name="P36">len pre seba a pre vždycky.</text:p>
        <text:p text:style-name="P3"/>
        <text:p text:style-name="P36">A ak si zdvihol svoju päsť</text:p>
        <text:p text:style-name="P36">za pravdu, právo človeka,</text:p>
        <text:p text:style-name="P36">guľky ti dali za to jesť,</text:p>
        <text:p text:style-name="P36">po ktorých život vyteká.</text:p>
        <text:p text:style-name="P3"/>
        <text:p text:style-name="P36">Šly panstvá, šly si cez veky,</text:p>
        <text:p text:style-name="P36">od hákov až po automat...</text:p>
        <text:p text:style-name="P10">A deň, čo zdal sa ďaleký,</text:p>
        <text:p text:style-name="P36">odrazu prišiel zúčtovať.</text:p>
        <text:p text:style-name="P3"/>
        <text:p text:style-name="P36">Pral víchor do brál tatranských,</text:p>
        <text:p text:style-name="P36">prašťaly staré dubiská —</text:p>
        <text:p text:style-name="P36">v úder sa zmenil starý vzdych,</text:p>
        <text:p text:style-name="P36">oceľou tvrdou zablýskal,</text:p>
        <text:p text:style-name="P3"/>
        <text:p text:style-name="P36"><text:soft-page-break/>odfúkol panské hintovy,</text:p>
        <text:p text:style-name="P36">vymietol pyšné paláce.</text:p>
        <text:p text:style-name="P10">Proletár k boju hotový</text:p>
        <text:p text:style-name="P36">teraz sa s pánmi poráce...</text:p>
        <text:p text:style-name="P3"/>
        <text:p text:style-name="P36">Per, víchor hnevu, do tmy tni,</text:p>
        <text:p text:style-name="P36">bi neprávosti skaliská,</text:p>
        <text:p text:style-name="P36">tu je už junák udatný,</text:p>
        <text:p text:style-name="P36">čo valaškou si zablýska!</text:p>
        <text:p text:style-name="P3"/>
        <text:p text:style-name="P36">Kovaný stranou Lenina</text:p>
        <text:p text:style-name="P36">zapískal doma na lúkach —</text:p>
        <text:p text:style-name="P36">víťazná pieseň jediná</text:p>
        <text:p text:style-name="P36">na úsmev šťastie ponúka.</text:p>
        <text:p text:style-name="P3"/>
        <text:p text:style-name="P36">Chudobu dolín, biedu krás</text:p>
        <text:p text:style-name="P36">víťazná pieseň odklína,</text:p>
        <text:p text:style-name="P36">bohatstvom kvitne nový čas</text:p>
        <text:p text:style-name="P36"><text:soft-page-break/>pod slncom doby Stalina.</text:p>
        <text:p text:style-name="P3"/>
        <text:p text:style-name="P36">Buď pozdravený v tento máj</text:p>
        <text:p text:style-name="P36">dlhánske ešte na roky!</text:p>
        <text:p text:style-name="P10">Za šťastím ľud náš sprevádzaj,</text:p>
        <text:p text:style-name="P36">náš junák, súdruh Široký!</text:p>
        <text:p text:style-name="P3"/>
        <text:p text:style-name="P35"/>
        <text:p text:style-name="P36">STRNISKÁ</text:p>
        <text:p text:style-name="P36"/>
        <text:p text:style-name="P36">Milanovi Lajčia<text:span text:style-name="T4">k</text:span>ovi</text:p>
        <text:p text:style-name="P3"/>
        <text:p text:style-name="P37">A zase rôčik, tak pri dobrom zdraví,</text:p>
        <text:p text:style-name="P37">iba ak skleslý trochu od únavy,</text:p>
        <text:p text:style-name="P37">roboty, škriepok, porád všakovakých </text:p>
        <text:p text:style-name="P37">i pochýb vše, či majú smysel dáky,</text:p>
        <text:p text:style-name="P37">a nôcok dlhých, čo ich snúbiš s ránom,</text:p>
        <text:p text:style-name="P37">že z nadšenia si pri blankyte samom</text:p>
        <text:p text:style-name="P37"><text:soft-page-break/>prorokom, veštcom, pevcom zlatoústym,</text:p>
        <text:p text:style-name="P37">rád, že ťa sila nikdy neopustí,</text:p>
        <text:p text:style-name="P37">rozdávaš vôľu, mäkké srdce svoje</text:p>
        <text:p text:style-name="P37">i na hlupákov urobil si dojem,</text:p>
        <text:p text:style-name="P37">presviedčaš, píšeš, rečníš zápaliste,</text:p>
        <text:p text:style-name="P37">prúd vyteká sťa zo studnice čistej,</text:p>
        <text:p text:style-name="P37">z hlbočín svedomia slov prudká riava,</text:p>
        <text:p text:style-name="P4"><text:span text:style-name="T5">o </text:span>sebe všetko, všetko porozprávaš.</text:p>
        <text:p text:style-name="P11">No vyjav, vrav, ako sa píše báseň —</text:p>
        <text:p text:style-name="P37">jak osika sa tíško básnik trasie</text:p>
        <text:p text:style-name="P12"><text:span text:style-name="T5">i </text:span>keď je bezvetrie a vzduch je tichý,</text:p>
        <text:p text:style-name="P38">sneť otriasť ľudskej nasadanej pýchy —</text:p>
        <text:p text:style-name="P38">tak aby slovo rýdzo zacvendžalo</text:p>
        <text:p text:style-name="P11">sťa dukát pravý, akých býva málo,</text:p>
        <text:p text:style-name="P37">len také bár by u nás platnosť maly —</text:p>
        <text:p text:style-name="P37">národ len potom prestane byť malým,</text:p>
        <text:p text:style-name="P37">sdielaš sa s ľuďmi, čo máš od vnuknutia,</text:p>
        <text:p text:style-name="P37">keď vidíš, že sa do márnosti rútia</text:p>
        <text:p text:style-name="P37"><text:soft-page-break/>a slovom dušu na kríž by si pribil</text:p>
        <text:p text:style-name="P37">pre trýzeň pravdy, lásky a či chyby,</text:p>
        <text:p text:style-name="P37">čo páli, dokiaľ nemáš pre ňu slova</text:p>
        <text:p text:style-name="P37">jak oceľ žhavá, ešte nehotová —</text:p>
        <text:p text:style-name="P37">a len čo príde na um pravá nôta,</text:p>
        <text:p text:style-name="P37">verš ako vtáča v hniezde zatrepotá.</text:p>
        <text:p text:style-name="P3"/>
        <text:p text:style-name="P37">Tak ide deň za dňom a noc za nocou,</text:p>
        <text:p text:style-name="P37">zveľadiť treba skúpy záhon otcov —</text:p>
        <text:p text:style-name="P37">taká mi nôta veje od strniska,</text:p>
        <text:p text:style-name="P37">a ak sa verš môj zrnom nezablýska,</text:p>
        <text:p text:style-name="P37">daromn<text:span text:style-name="T5">e</text:span> ujúkal som krásou leta</text:p>
        <text:p text:style-name="P37">a na píšťale rýmov poprepletal,</text:p>
        <text:p text:style-name="P37">i roky mužné darmo hartusily,</text:p>
        <text:p text:style-name="P37">ak nebude v nich miazga plodnej sily. —</text:p>
        <text:p text:style-name="P3"/>
        <text:p text:style-name="P37">A zase rôčik, tak pri dobrom zdraví,</text:p>
        <text:p text:style-name="P37">úrodou plný, sladký od únavy —</text:p>
        <text:p text:style-name="P37"><text:soft-page-break/>tak žni, keď máš čo — či si nespokojný?</text:p>
        <text:p text:style-name="P11"><text:span text:style-name="T5">Č</text:span>i si len stále sbieral krásne dojmy</text:p>
        <text:p text:style-name="P37">jak lúčne kvety žitia pre ozdobu</text:p>
        <text:p text:style-name="P37">a zrno sial, kde vtáci ho vyďobú?</text:p>
        <text:p text:style-name="P11">Na mlatcov pozri — vidíš radosť v tvár<text:span text:style-name="T5">i</text:span>,</text:p>
        <text:p text:style-name="P37">keď dobre siali, dobre posvážali.</text:p>
        <text:p text:style-name="P11">Sype sa zrno, dievky piesne vijú —</text:p>
        <text:p text:style-name="P37">tak oni píšu novú históriu —</text:p>
        <text:p text:style-name="P37">a my, keď verš, tak nech sa zrnom blýska,</text:p>
        <text:p text:style-name="P37">taká mi nôta šepce od strniska.</text:p>
        <text:p text:style-name="P3"/>
        <text:p text:style-name="P35"/>
        <text:p text:style-name="P35">PRVOMÁJOVÁ</text:p>
        <text:p text:style-name="P3"/>
        <text:p text:style-name="P37">Idú a idú s vôňou novej jari,</text:p>
        <text:p text:style-name="P37">akej na zemi ešte nebolo —</text:p>
        <text:p text:style-name="P37">za nimi ostal horký život starý,</text:p>
        <text:p text:style-name="P37">ako po vzlete priepasť sokolom.</text:p>
        <text:p text:style-name="P3"><text:soft-page-break/></text:p>
        <text:p text:style-name="P37">Idú a idú svojou prácou hrdí</text:p>
        <text:p text:style-name="P37">po ceste novej, ceste slnečnej —</text:p>
        <text:p text:style-name="P37">tváre im kresal rokmi zápas tvrdý</text:p>
        <text:p text:style-name="P37">len pre víťazstvo práce konečné.</text:p>
        <text:p text:style-name="P3"/>
        <text:p text:style-name="P37">Idú a idú v rudej žiare mája,</text:p>
        <text:p text:style-name="P37">valí sa veľtok — dravý, mohutný,</text:p>
        <text:p text:style-name="P37">sŕdc miliónov v celom svete spája</text:p>
        <text:p text:style-name="P37">v prvomájovom, víťaziacom dni.</text:p>
        <text:p text:style-name="P3"/>
        <text:p text:style-name="P37">Idú a idú robotníci sveta</text:p>
        <text:p text:style-name="P37">a nesú fakle z dávnych rokov tmy,</text:p>
        <text:p text:style-name="P37">zástavy, na nich krv je s dneškom spätá</text:p>
        <text:p text:style-name="P37">po neúprosný zápas posledný.</text:p>
        <text:p text:style-name="P5"/>
        <text:p text:style-name="P11">Idú a idú robotníci sveta</text:p>
        <text:p text:style-name="P37">a nesú lásku v očiach žiarivých,</text:p>
        <text:p text:style-name="P37"><text:soft-page-break/>tú, <text:span text:style-name="T5">č</text:span>o je prácou ľudskou podopretá,</text:p>
        <text:p text:style-name="P37">čo pre ňu dýcha každý jeden z nich.</text:p>
        <text:p text:style-name="P3"/>
        <text:p text:style-name="P37">Idú a idú od bojisiek prsti</text:p>
        <text:p text:style-name="P37">po brázdy tiché, kolies fabrík spev —</text:p>
        <text:p text:style-name="P37">nezabudli však oceľ stisnúť v hrsti,</text:p>
        <text:p text:style-name="P37">ak bude treba znova zažnúť hnev.</text:p>
        <text:p text:style-name="P3"/>
        <text:p text:style-name="P37">Idú a idú s piesňou svojej práce</text:p>
        <text:p text:style-name="P37">kol staveniska šťastia na zemi,</text:p>
        <text:p text:style-name="P37">naskrze istí, že nebude viacej</text:p>
        <text:p text:style-name="P37">pre pravdu človek k smrti srazený.</text:p>
        <text:p text:style-name="P3"/>
        <text:p text:style-name="P37">Idú a idú v každom zemedieli</text:p>
        <text:p text:style-name="P37">i tam, kde ešte zúri darmožráč,</text:p>
        <text:p text:style-name="P37">pre svetlo rudé, čo mu na krk cieli,</text:p>
        <text:p text:style-name="P37">aby raz prestal osirelých plač.</text:p>
        <text:p text:style-name="P3"/>
        <text:p text:style-name="P37"><text:soft-page-break/>Idú a idú bojovníci mieru</text:p>
        <text:p text:style-name="P37">na čele s drahým, veľkým Stalinom</text:p>
        <text:p text:style-name="P37">vytesať v život skalopevnú vieru</text:p>
        <text:p text:style-name="P37">v trvalý pokoj, čo bol iba snom.</text:p>
        <text:p text:style-name="P3"/>
        <text:p text:style-name="P37">Hybajte so mnou, jara na výslní</text:p>
        <text:p text:style-name="P37">kročaje svoje ku nim priložiť —</text:p>
        <text:p text:style-name="P37">nech táto túžba najkrajšia sa splní:</text:p>
        <text:p text:style-name="P37">Pre lásku k ľudom hodno iba žiť!</text:p>
        <text:p text:style-name="P3"/>
        <text:p text:style-name="P37">Ideme všetci s vôňou novej jari,</text:p>
        <text:p text:style-name="P37">akej na zemi ešte nebolo —</text:p>
        <text:p text:style-name="P37">za nami ostal horký život starý,</text:p>
        <text:p text:style-name="P37">ako po vzlete priepasť sokolom!</text:p>
        <text:p text:style-name="P3"/>
        <text:p text:style-name="P57">II</text:p>
        <text:p text:style-name="P57"/>
        <text:p text:style-name="P35">TRI VODY</text:p>
        <text:p text:style-name="P3"><text:soft-page-break/></text:p>
        <text:p text:style-name="P37">Ušiel som hluku sveta</text:p>
        <text:p text:style-name="P37">ďaleko, ďaleko,</text:p>
        <text:p text:style-name="P37">kde divý jastrab lieta</text:p>
        <text:p text:style-name="P37">a zem je ctnostná, svätá</text:p>
        <text:p text:style-name="P37">od vekov.</text:p>
        <text:p text:style-name="P3"/>
        <text:p text:style-name="P37">Ušiel som hluku sveta,</text:p>
        <text:p text:style-name="P37">ustatý, ustatý,</text:p>
        <text:p text:style-name="P37">pod baldachýny leta</text:p>
        <text:p text:style-name="P37">najdrahší prijať metál</text:p>
        <text:p text:style-name="P37">odplaty</text:p>
        <text:p text:style-name="P3"/>
        <text:p text:style-name="P39">za vernosť rodnej zemi</text:p>
        <text:p text:style-name="P39">po tých miest bojiskách,</text:p>
        <text:p text:style-name="P13">—<text:tab/>tak často ponížený —</text:p>
        <text:p text:style-name="P40">ach, ako sladko je mi, ach!</text:p>
        <text:p text:style-name="P3"/>
        <text:p text:style-name="P39"><text:soft-page-break/>Tri vody láskou zurčia</text:p>
        <text:p text:style-name="P39">v jedinej pesničke —</text:p>
        <text:p text:style-name="P14">znovu ma ľúbiť</text:p>
        <text:p text:style-name="P39">učia ako to nedochúd<text:span text:style-name="T6">č</text:span>a</text:p>
        <text:p text:style-name="P39">maličké</text:p>
        <text:p text:style-name="P39"/>
        <text:p text:style-name="P14">každučkú zeme; stupaj</text:p>
        <text:p text:style-name="P39">jak krôčik do neba —</text:p>
        <text:p text:style-name="P39">partizán kadiaľ stúpal,</text:p>
        <text:p text:style-name="P39">krvi tu nechal kr<text:span text:style-name="T6">u</text:span>paj</text:p>
        <text:p text:style-name="P39">pre teba.</text:p>
        <text:p text:style-name="P3"/>
        <text:p text:style-name="P39">Zase sa privítame,</text:p>
        <text:p text:style-name="P39">my, verní doline.</text:p>
        <text:p text:style-name="P14">Tu ma nik neoklame —</text:p>
        <text:p text:style-name="P39">ako pri svojej mame</text:p>
        <text:p text:style-name="P39">jedinej.</text:p>
        <text:p text:style-name="P3"/>
        <text:p text:style-name="P39"><text:soft-page-break/>Vrátiť sa k svojej sile,</text:p>
        <text:p text:style-name="P39">čo z grúňov vyviera,</text:p>
        <text:p text:style-name="P39">vydýchnuť ťažké chvíle</text:p>
        <text:p text:style-name="P39">ako pri svojej milej</text:p>
        <text:p text:style-name="P39">zvečera.</text:p>
        <text:p text:style-name="P3"/>
        <text:p text:style-name="P39">Vrátiť sa k svojim holiam,</text:p>
        <text:p text:style-name="P39">čo bolesť zahoja,</text:p>
        <text:p text:style-name="P14">načúvať, ako volá</text:p>
        <text:p text:style-name="P39">i plaché sŕňa zdola</text:p>
        <text:p text:style-name="P39">za túžbou pokoja...</text:p>
        <text:p text:style-name="P3"/>
        <text:p text:style-name="P35"/>
        <text:p text:style-name="P3">KREMEŇ A OCIEĽKA</text:p>
        <text:p text:style-name="P3"/>
        <text:p text:style-name="P39"><text:span text:style-name="T6">K</text:span>remeň a ocie<text:span text:style-name="T6">ľ</text:span>ka spočíva na prípecku,</text:p>
        <text:p text:style-name="P39">náčinie ohníka pokoja hladí prach,</text:p>
        <text:p text:style-name="P39">ale vždy v auguste ukážeš svojmu decku,</text:p>
        <text:p text:style-name="P39"><text:soft-page-break/>jak oheň kresal sa v ťažkej tme na horách</text:p>
        <text:p text:style-name="P39">pred hrivou šarkana, krvavou jeho tlamou,</text:p>
        <text:p text:style-name="P39">zuby mu vylámať valaškou vybíjanou,</text:p>
        <text:p text:style-name="P39"/>
        <text:p text:style-name="P14">vykántriť neprávosť zaľahlú na chudobe,</text:p>
        <text:p text:style-name="P39">a merať jednako, jak začal Jánošík,</text:p>
        <text:p text:style-name="P39">odvaliť kamene slobodnej, šťastnej dobe,</text:p>
        <text:p text:style-name="P39">čo sa v nej zachcelo prežiť len okamžik</text:p>
        <text:p text:style-name="P39">tisícom pred nami — prahly ich smädné dúšky,</text:p>
        <text:p text:style-name="P39">kým prišiel z východu na pomoc soldat ruský.</text:p>
        <text:p text:style-name="P3"/>
        <text:p text:style-name="P39">Prvý raz do školy už pôjdu naše deti,</text:p>
        <text:p text:style-name="P39">čo oheň povstania pri zrode zazrely,</text:p>
        <text:p text:style-name="P39">šesť rôčkov slobodných jagavo v očiach svieti</text:p>
        <text:p text:style-name="P39">na čiarky v písankách, na prvé písmeny —</text:p>
        <text:p text:style-name="P14">po smysle dychtivé poznávať začnú v slove</text:p>
        <text:p text:style-name="P39">tep srdca hrdinov v slávne dni augustové.</text:p>
        <text:p text:style-name="P3"/>
        <text:p text:style-name="P39"><text:soft-page-break/>Prašivá počúva už zas len bzukot píly —</text:p>
        <text:p text:style-name="P39">namiesto guliek len ívery lietajú,</text:p>
        <text:p text:style-name="P39">po dreve spálenom betón sme položili,</text:p>
        <text:p text:style-name="P39">bezpečne odolný každému hurhaju.</text:p>
        <text:p text:style-name="P14">Dlane sa vrátily k poriskám a ku peru,</text:p>
        <text:p text:style-name="P39">do múrov pokoja daromn<text:span text:style-name="T6">e</text:span> pral by Perún.</text:p>
        <text:p text:style-name="P3"/>
        <text:p text:style-name="P39">Po bombách krátery zaoral roľník brázdou,</text:p>
        <text:p text:style-name="P39">srnu zas vyplaší len kročaj horára,</text:p>
        <text:p text:style-name="P39">pôda sa napája zas iba teplým dažďom</text:p>
        <text:p text:style-name="P39">a slnce pokojne každý deň otvára</text:p>
        <text:p text:style-name="P39">brány škôl, tovární mozgom a rukám súcim,</text:p>
        <text:p text:style-name="P39">pre radosť z pokoja, pre šťastie pracujúcim.</text:p>
        <text:p text:style-name="P3"/>
        <text:p text:style-name="P39">Kremeň a ocie<text:span text:style-name="T6">ľ</text:span>ka spočíva na prípecku,</text:p>
        <text:p text:style-name="P39">náčinie ohníka pokoja hladí prach,</text:p>
        <text:p text:style-name="P39">ale vždy v auguste ukážeš svojmu decku,</text:p>
        <text:p text:style-name="P39">jak oheň kresal sa v ťažkej tme na horách.</text:p>
        <text:p text:style-name="P39"><text:soft-page-break/>Kremeň a ocie<text:span text:style-name="T6">ľ</text:span>ka, pri tebe prácou bdieme,</text:p>
        <text:p text:style-name="P39">ak treba zakresať pre pokoj tejto zeme...</text:p>
        <text:p text:style-name="P3"/>
        <text:p text:style-name="P35"/>
        <text:p text:style-name="P35">MLÁDEŽI</text:p>
        <text:p text:style-name="P3"/>
        <text:p text:style-name="P39">Spievam si pieseň o májovej kráse,</text:p>
        <text:p text:style-name="P39">zaliatej slncom nášho života,</text:p>
        <text:p text:style-name="P39">a junač mladá vonným vzduchom trasie</text:p>
        <text:p text:style-name="P39">rozpuku silou, čo v nej kolotá.</text:p>
        <text:p text:style-name="P3"/>
        <text:p text:style-name="P39">Spievam si pieseň veselú a čistú,</text:p>
        <text:p text:style-name="P39">ako je riava v našej doline,</text:p>
        <text:p text:style-name="P39">so strání ozyv radostného hvizdu</text:p>
        <text:p text:style-name="P39">jasavým čarom život ovinie.</text:p>
        <text:p text:style-name="P3"/>
        <text:p text:style-name="P39">Spievam si pieseň o živote krásnom,</text:p>
        <text:p text:style-name="P39">čo mladí nesú ako vzácny dar,</text:p>
        <text:p text:style-name="P39"><text:soft-page-break/>osláviť ho chcem spevom, touto básňou,</text:p>
        <text:p text:style-name="P39">nech žije naša mládežnícka jar.</text:p>
        <text:p text:style-name="P3"/>
        <text:p text:style-name="P39">Nech žije junač nových roztúžení</text:p>
        <text:p text:style-name="P39">po komunizme, miazge života,</text:p>
        <text:p text:style-name="P39">čo zeme tvár na večne mladú zmení</text:p>
        <text:p text:style-name="P39">a už sa v očiach mladých mihotá.</text:p>
        <text:p text:style-name="P3"/>
        <text:p text:style-name="P39">Už — už ju vidno v zreníc jasnom zore,</text:p>
        <text:p text:style-name="P39">čo budúcnosti diaľky dovidí,</text:p>
        <text:p text:style-name="P39">ako pred svitom žiaru na obzore,</text:p>
        <text:p text:style-name="P39">jarného rána svieži, nový dych.</text:p>
        <text:p text:style-name="P3"/>
        <text:p text:style-name="P39">Nech žije junač tohto nášho rána,</text:p>
        <text:p text:style-name="P39">radostný rozpuk ruže červenej,</text:p>
        <text:p text:style-name="P39">z fabrík a polí, zo škôl vykresaná,</text:p>
        <text:p text:style-name="P39">pripraviť život k veľkej premene.</text:p>
        <text:p text:style-name="P3"/>
        <text:p text:style-name="P39"><text:soft-page-break/>Nech žije junač doby Stalinovej,</text:p>
        <text:p text:style-name="P39">čo nadšením si glóbus oblapí,</text:p>
        <text:p text:style-name="P39">v pokoja kráse stavať dielo nové,</text:p>
        <text:p text:style-name="P39">poslednú obruč sveta odrapiť.</text:p>
        <text:p text:style-name="P3"/>
        <text:p text:style-name="P39">Spievam si pieseň o májovej kráse,</text:p>
        <text:p text:style-name="P39">zaliatej slncom nášho života,</text:p>
        <text:p text:style-name="P39">a junač mladá v bojovníckom hlase</text:p>
        <text:p text:style-name="P39">udáva rytmus, čo v nej kolotá...</text:p>
        <text:p text:style-name="P3"/>
        <text:p text:style-name="P35"/>
        <text:p text:style-name="P35">BUDAPEŠŤ</text:p>
        <text:p text:style-name="P3"/>
        <text:p text:style-name="P39">Ako by si sa prebudil</text:p>
        <text:p text:style-name="P39">v brieždení zlého zo sna</text:p>
        <text:p text:style-name="P39">a ako by ťa krásny div</text:p>
        <text:p text:style-name="P39">uviedol do skutočn<text:span text:style-name="T6">a</text:span>,</text:p>
        <text:p text:style-name="P3"/>
        <text:p text:style-name="P39"><text:soft-page-break/>že pyšný šarkan svojhlavý</text:p>
        <text:p text:style-name="P39">pod svetlom rozplynul sa,</text:p>
        <text:p text:style-name="P39">puklo mu brucho od slávy,</text:p>
        <text:p text:style-name="P39"><text:span text:style-name="T6">v</text:span>yfúkla čierna duša</text:p>
        <text:p text:style-name="P3"/>
        <text:p text:style-name="P39">a na Dunaji s oboch strán,</text:p>
        <text:p text:style-name="P39">čo pod obzor sa zmestí,</text:p>
        <text:p text:style-name="P13">— najkrajšiu vidíš z panorám</text:p>
        <text:p text:style-name="P40">slobodnej Budapešti.</text:p>
        <text:p text:style-name="P3"/>
        <text:p text:style-name="P39">Pamätník slávy víťazom</text:p>
        <text:p text:style-name="P39">na vrchu Gellértovom</text:p>
        <text:p text:style-name="P39">dejiny píše vavrínom,</text:p>
        <text:p text:style-name="P39">slobodným, novým slovom</text:p>
        <text:p text:style-name="P15"/>
        <text:p text:style-name="P41">o tom, jak vojak sovietsky</text:p>
        <text:p text:style-name="P41">od domu k domu stúpal —</text:p>
        <text:p text:style-name="P41">značila krvou pre všetkých</text:p>
        <text:p text:style-name="P41"><text:soft-page-break/>slobodu jeho stupaj.</text:p>
        <text:p text:style-name="P3"/>
        <text:p text:style-name="P39">Len pre tých smrť, čo z Budína,</text:p>
        <text:p text:style-name="P39">z pyšného hradu vládli,</text:p>
        <text:p text:style-name="P39">aby raz prišla hodina,</text:p>
        <text:p text:style-name="P39">okovy rabstva spadly</text:p>
        <text:p text:style-name="P3"/>
        <text:p text:style-name="P39">pred každým zdutým portálom,</text:p>
        <text:p text:style-name="P39">buržujskou tupou pýchou,</text:p>
        <text:p text:style-name="P39">Habsburgov, grófov, feudálov</text:p>
        <text:p text:style-name="P39">a človek voľne vzdychol</text:p>
        <text:p text:style-name="P3"/>
        <text:p text:style-name="P39">po pretrpených storočiach,</text:p>
        <text:p text:style-name="P39">po rokoch tmy i bojov —</text:p>
        <text:p text:style-name="P39">proletár vyhnal z očí strach</text:p>
        <text:p text:style-name="P39">a udrel päsťou svojou</text:p>
        <text:p text:style-name="P3"/>
        <text:p text:style-name="P39">na stoly panské, na rováš,</text:p>
        <text:p text:style-name="P39"><text:soft-page-break/>na žírne lány, pusztu —</text:p>
        <text:p text:style-name="P39">tisícjutrášov poslal v <text:span text:style-name="T6">ď</text:span>as,</text:p>
        <text:p text:style-name="P39">červenú pripäl stužku</text:p>
        <text:p text:style-name="P3"/>
        <text:p text:style-name="P14">želiarskym chlapcom za klobúk</text:p>
        <text:p text:style-name="P39">i fabrík na komíny,</text:p>
        <text:p text:style-name="P39">oťaže vzal do svojich rúk</text:p>
        <text:p text:style-name="P39">a začal život iný.</text:p>
        <text:p text:style-name="P3"/>
        <text:p text:style-name="P39">Dívam sa, Slovák, z Budína</text:p>
        <text:p text:style-name="P39">na pompu parlamentu,</text:p>
        <text:p text:style-name="P39">v ktorom sa zákon zatínal</text:p>
        <text:p text:style-name="P39">na inú reč i mienku</text:p>
        <text:p text:style-name="P3"/>
        <text:p text:style-name="P39">a korbáč plietol na bedač</text:p>
        <text:p text:style-name="P39">maďarskú, nemaďarskú —</text:p>
        <text:p text:style-name="P39">prischnutá na ňom krv i plač</text:p>
        <text:p text:style-name="P39">roztopaš pre beťársku,</text:p>
        <text:p text:style-name="P3"><text:soft-page-break/></text:p>
        <text:p text:style-name="P39">fičúrskych synkov buržujských,</text:p>
        <text:p text:style-name="P39">pre víno, pre orgie —</text:p>
        <text:p text:style-name="P39">prehlúšal Cigán ťažký vzdych</text:p>
        <text:p text:style-name="P39">žalárov Hungárie.</text:p>
        <text:p text:style-name="P3"/>
        <text:p text:style-name="P39">Ale nie darmo proletár</text:p>
        <text:p text:style-name="P39">sa v tomto meste <text:span text:style-name="T6">ka</text:span>lil.</text:p>
        <text:p text:style-name="P14">Tvrdla po bičoch jeho tvár —</text:p>
        <text:p text:style-name="P39">zrazu ho nepoznali,</text:p>
        <text:p text:style-name="P63"/>
        <text:p text:style-name="P14">keď začal vracať údery</text:p>
        <text:p text:style-name="P39">za všetky veky ťažké,</text:p>
        <text:p text:style-name="P39">kopol do sudby, povery,</text:p>
        <text:p text:style-name="P39">do okov na retiazke.</text:p>
        <text:p text:style-name="P3"/>
        <text:p text:style-name="P39">Víťazní, tvrdí, z ocele</text:p>
        <text:p text:style-name="P39">maďarskí proletári</text:p>
        <text:p text:style-name="P39"><text:soft-page-break/>s Rákosim zažli na čele</text:p>
        <text:p text:style-name="P39">červánky novej jari.</text:p>
        <text:p text:style-name="P14"/>
        <text:p text:style-name="P39">A symbol bratstva cez Dunaj</text:p>
        <text:p text:style-name="P39">skvie sa, hľa, v moste novom —</text:p>
        <text:p text:style-name="P39">cesta za šťastím jediná</text:p>
        <text:p text:style-name="P39">po moste Stalinovom.</text:p>
        <text:p text:style-name="P3"/>
        <text:p text:style-name="P35"/>
        <text:p text:style-name="P58">III</text:p>
        <text:p text:style-name="P58"/>
        <text:p text:style-name="P3">DOMOVINA MOJA</text:p>
        <text:p text:style-name="P65"/>
        <text:p text:style-name="P64">Ty, domovina moja, plná krásy,</text:p>
        <text:p text:style-name="P64">čo z hôr a dolín veniec uvila si</text:p>
        <text:p text:style-name="P64">a stužkami riek si ho vyzdobila</text:p>
        <text:p text:style-name="P16">— ako sa zdobí pri nedeli milá —</text:p>
        <text:p text:style-name="P42">i líca tvoje kvitnú v kvete lúčin,</text:p>
        <text:p text:style-name="P42"><text:soft-page-break/>zdravie na poliach v žírnych lánoch pu<text:span text:style-name="T6">č</text:span>í,</text:p>
        <text:p text:style-name="P42">kaderie tmavé v podtatranskom lese,</text:p>
        <text:p text:style-name="P42">jas očí tvojich v kryštálovom plese,</text:p>
        <text:p text:style-name="P42">čo pri pohľade všetky žiale zhoja —</text:p>
        <text:p text:style-name="P42">ty, krásavica moja!</text:p>
        <text:p text:style-name="P3"/>
        <text:p text:style-name="P39">Čo som sa ja už v svete ponevieral</text:p>
        <text:p text:style-name="P39">i vynadíval, hľadal ligot perál,</text:p>
        <text:p text:style-name="P39">obdivom stŕpal, vyočieval oči,</text:p>
        <text:p text:style-name="P39">premárnil darmo veľa vzácnych nocí</text:p>
        <text:p text:style-name="P39">(vo vážnom veku teraz by sa zišly,</text:p>
        <text:p text:style-name="P39">keď zmúdrieš a zvieš, načo môž’ byť pyšný!)</text:p>
        <text:p text:style-name="P39">Len taký rozparenec, galgan mladý,</text:p>
        <text:p text:style-name="P39">čo viacej kričí ako múdro hľadí,</text:p>
        <text:p text:style-name="P14">i viacej túži, ako ešte pozná</text:p>
        <text:p text:style-name="P39">a ešte kyslé ošklbáva hrozná,</text:p>
        <text:p text:style-name="P39">lyžicou múdrosť preg<text:span text:style-name="T6">l</text:span>gáva denne —</text:p>
        <text:p text:style-name="P39">až naraz príde zdravé vytrezvenie</text:p>
        <text:p text:style-name="P39"><text:soft-page-break/>po čase skúšok, žiaľov, utrpení,</text:p>
        <text:p text:style-name="P39">keď sa mu život v zápač začal meniť</text:p>
        <text:p text:style-name="P39">a keď sa potknúc doma na úhore,</text:p>
        <text:p text:style-name="P39">vyliečil zrazu svoje oči choré</text:p>
        <text:p text:style-name="P39">i spoznal sladkosť svojej zeme rodnej,</text:p>
        <text:p text:style-name="P39">v záhrade doma vlastné stromy plodné.</text:p>
        <text:p text:style-name="P39">Tak si si teraz, moja domovina,</text:p>
        <text:p text:style-name="P39">s materskou láskou pritúlila syna,</text:p>
        <text:p text:style-name="P39">čo nezradil ťa, i keď čo-to skúsil,</text:p>
        <text:p text:style-name="P39">v záhradách cudzích závistlivo brúsil,</text:p>
        <text:p text:style-name="P39">mysliac jak chlapča v detskom zabudnutí,</text:p>
        <text:p text:style-name="P39">že cudzia hruška najlepšie vždy chutí.</text:p>
        <text:p text:style-name="P39">Ach, koľko treba múdrej skúsenosti,</text:p>
        <text:p text:style-name="P39">poznania, núdze, okázalých hostín,</text:p>
        <text:p text:style-name="P39">kým vlastný chlebík najviac začneš ceniť</text:p>
        <text:p text:style-name="P39">i zem, čo dozrel na nej do jeseni,</text:p>
        <text:p text:style-name="P39">i ruky, čo ho s láskou dorobily,</text:p>
        <text:p text:style-name="P39">i piesne, čo sa pri ňom narodily</text:p>
        <text:p text:style-name="P39"><text:soft-page-break/>vo chvíľach tvŕdze, lopoty a znoja,</text:p>
        <text:p text:style-name="P39">ty, domovina moja!</text:p>
        <text:p text:style-name="P3"/>
        <text:p text:style-name="P39">Tak sa ti teraz znova prihováram,</text:p>
        <text:p text:style-name="P39">ako keď láska nehrdzavie stará,</text:p>
        <text:p text:style-name="P39">voľačo starší, čosi skúsenejší,</text:p>
        <text:p text:style-name="P39">obitý svetom, ako mak i smelší...</text:p>
        <text:p text:style-name="P14">Hej, čo sa to len cez nás prehrmelo!</text:p>
        <text:p text:style-name="P39">Víchrice prešly takmer v svete celom —</text:p>
        <text:p text:style-name="P39">i ty si synov mnohých pochovala,</text:p>
        <text:p text:style-name="P39">priniesla obeť z toho svojho mála,</text:p>
        <text:p text:style-name="P39">z chudoby, biedy, pre pokoj a lásku</text:p>
        <text:p text:style-name="P39">pochovať navždy krutú dobu ťažkú,</text:p>
        <text:p text:style-name="P39">aby sa nikdy nevrátily časy,</text:p>
        <text:p text:style-name="P39">keď úrodu len cudzím snášala si</text:p>
        <text:p text:style-name="P39">z tých švíkov rolí ako trpkú nošu,</text:p>
        <text:p text:style-name="P39">a ak si zmdletá išla na ponosu,</text:p>
        <text:p text:style-name="P39">bezvládna ťarchou, čo ti páni kydli,</text:p>
        <text:p text:style-name="P39"><text:soft-page-break/>fiškál ti siahol vlastnom po obydlí.</text:p>
        <text:p text:style-name="P39">Poriadky také vtedy panovaly:</text:p>
        <text:p text:style-name="P39">právo len veľkým a neprávosť malým.</text:p>
        <text:p text:style-name="P39">Nuž koľko synov si už vystrojila</text:p>
        <text:p text:style-name="P39">s posúchom pravdy proti zvôli</text:p>
        <text:p text:style-name="P39">silám za ľud svoj bitý, jeho práva sväté,</text:p>
        <text:p text:style-name="P39">a koľkí stratili sa v šírom svete</text:p>
        <text:p text:style-name="P39">za chleba skyvou, keď tu bolo málo,</text:p>
        <text:p text:style-name="P39">pre bachor panský nie vždy zvyšovalo...</text:p>
        <text:p text:style-name="P14">A koľkým synom v oceľ tvrdly päste,</text:p>
        <text:p text:style-name="P39">hnaným po horách, abo po árešte,</text:p>
        <text:p text:style-name="P39">pre bitie krívd, so vzdorom Jánošíka,</text:p>
        <text:p text:style-name="P39">keď za pravdou sa nedalo ísť nikam</text:p>
        <text:p text:style-name="P39">iba ak k nebu, čo vždy m<text:span text:style-name="T6">ĺ</text:span>kvo stálo</text:p>
        <text:p text:style-name="P39">nad plačom ľudu sťa krivánske bralo,</text:p>
        <text:p text:style-name="P39">nad škripom zubov i nad modlitbami,</text:p>
        <text:p text:style-name="P39">ostalo iba — zmiluj sa nad nami...</text:p>
        <text:p text:style-name="P14">Ale vždy boli, čo ťa nezradili,</text:p>
        <text:p text:style-name="P39"><text:soft-page-break/>mať moja rodná, v najtrpkejšej chvíli,</text:p>
        <text:p text:style-name="P39">vzopreli čelo, šli sa biť za teba,</text:p>
        <text:p text:style-name="P39">pekelných ohňov vedeli sa nebáť</text:p>
        <text:p text:style-name="P39">junáci smelí, ako z prípoviedok,</text:p>
        <text:p text:style-name="P39">čo história ako živý svedok</text:p>
        <text:p text:style-name="P39">píše, či vraví v reči svojho ľudu.</text:p>
        <text:p text:style-name="P14">Nuž títo navždy oslávení budú,</text:p>
        <text:p text:style-name="P39">dokiaľ len bude nástroj tvojej reči,</text:p>
        <text:p text:style-name="P39">piesne i básne o nich budú svedčiť</text:p>
        <text:p text:style-name="P39">pravnukom našim v budúcnosti šťastnej,</text:p>
        <text:p text:style-name="P39">keď oheň zloby už raz navždy zhasne,</text:p>
        <text:p text:style-name="P39">nebude vojen, biedy, ani plaču,</text:p>
        <text:p text:style-name="P17">— ak len pre milú, čo jej ku sobášu</text:p>
        <text:p text:style-name="P43">ísť budú brániť, že je ešte mladá</text:p>
        <text:p text:style-name="P3">i čo ho ľúbi, čo ho ako rada. —</text:p>
        <text:p text:style-name="P14">Potom i tebe šťastím zvlhne oko,</text:p>
        <text:p text:style-name="P39">keď kam len pozrieš, nebudeš mať sokov,</text:p>
        <text:p text:style-name="P39">nebude zášti, ani nepokoja,</text:p>
        <text:p text:style-name="P39"><text:soft-page-break/>ty, domovina moja!</text:p>
        <text:p text:style-name="P3"/>
        <text:p text:style-name="P35">Ach, koľký to rok že sa bude písať?</text:p>
        <text:p text:style-name="P14">Vše si tak vzdychnem, ba i škriepil by sa,</text:p>
        <text:p text:style-name="P39">že sa ho ešte i my dožijeme,</text:p>
        <text:p text:style-name="P39">čo aj na sklonku našej púte temer,</text:p>
        <text:p text:style-name="P39">hoci aj starí, s boľavými údmi,</text:p>
        <text:p text:style-name="P39">ale už predsa ozajstnými ľuďmi</text:p>
        <text:p text:style-name="P39">budeme sa môcť jedni druhých volať,</text:p>
        <text:p text:style-name="P39">keď bude všade bývať jedna vôľa</text:p>
        <text:p text:style-name="P39">a jedny budú všetkých ľudí mravy,</text:p>
        <text:p text:style-name="P39">nech odkiaľ kto je, akou rečou vraví —</text:p>
        <text:p text:style-name="P39">i farbu kože nech má akúkoľvek,</text:p>
        <text:p text:style-name="P39">len jedno bude hlavné: že je človek.</text:p>
        <text:p text:style-name="P14">K takému veku i my by sme chceli</text:p>
        <text:p text:style-name="P39">čím skorej dospieť odhodlaní, smelí,</text:p>
        <text:p text:style-name="P39">my, tvoje deti, domovina naša,</text:p>
        <text:p text:style-name="P39">čo ako bránia, čo nás ako strašia</text:p>
        <text:p text:style-name="P39"><text:soft-page-break/>hraboši groša, koristníci zlata,</text:p>
        <text:p text:style-name="P39">pavúci vojen, ktorých ešte máta</text:p>
        <text:p text:style-name="P14">vidina panstva a ich svetovlády —</text:p>
        <text:p text:style-name="P39">reč ich tak zneje ako sipot hadí</text:p>
        <text:p text:style-name="P39">do nášho spevu, našej práce dennej,</text:p>
        <text:p text:style-name="P39">keď vnárame sa všetci pohrúžene</text:p>
        <text:p text:style-name="P39">do cvengu kladív, strojov do hukotu,</text:p>
        <text:p text:style-name="P39">najradšej čujúc túto práce nôtu,</text:p>
        <text:p text:style-name="P39">aby sme si ta šťastnou urobili</text:p>
        <text:p text:style-name="P39">znásobiac vôľu, všetky svoje sily.</text:p>
        <text:p text:style-name="P32"><text:span text:style-name="T1"/></text:p>
        <text:p text:style-name="P61"><text:span text:style-name="T1">Len čo sme vyšli tvojej zpod odiedzky,</text:span></text:p>
        <text:p text:style-name="P61"><text:span text:style-name="T1">synovia, dcéry, prejdúc život detský,</text:span></text:p>
        <text:p text:style-name="P61"><text:span text:style-name="T1">vieme, jak bolo, jak</text:span><text:span text:style-name="T2">s</text:span><text:span text:style-name="T7">’</text:span><text:span text:style-name="T1"> nás vychovala,</text:span></text:p>
        <text:p text:style-name="P61"><text:span text:style-name="T1">pred knutou panskou ako ukrývala,</text:span></text:p>
        <text:p text:style-name="P61"><text:span text:style-name="T1">tŕpla i bdela, kým nám vlastné krídla</text:span></text:p>
        <text:p text:style-name="P61"><text:span text:style-name="T1">nedaly padnúť zrady do osídla,</text:span></text:p>
        <text:p text:style-name="P61"><text:span text:style-name="T1">čo lákalo jak čačka ligotavá —</text:span></text:p>
        <text:p text:style-name="P61"><text:span text:style-name="T1">daktorým sa aj zamotala hlava</text:span></text:p>
        <text:p text:style-name="P61"><text:soft-page-break/><text:span text:style-name="T1">i pošli v čerty s pliagou prašiviny,</text:span></text:p>
        <text:p text:style-name="P61"><text:span text:style-name="T1">púšťajúc teraz jedovaté sliny,</text:span></text:p>
        <text:p text:style-name="P61"><text:span text:style-name="T1">čo dotknú sa nás ako sopeľ mora,</text:span></text:p>
        <text:p text:style-name="P61"><text:span text:style-name="T1">jak skalky hádzať proti našim horám!</text:span></text:p>
        <text:p text:style-name="P61"><text:span text:style-name="T1">Tak sme tu s tebou v usilovnej práci —</text:span></text:p>
        <text:p text:style-name="P61"><text:span text:style-name="T1">len kto ťa nerád, ten tu darebáči,</text:span></text:p>
        <text:p text:style-name="P61"><text:span text:style-name="T1">postáva, hundre, dri naj, ležochladník,</text:span></text:p>
        <text:p text:style-name="P14">aby ho stislo, pometal ho zrádnik,</text:p>
        <text:p text:style-name="P39">lebo si inšie nezaslúži ani,</text:p>
        <text:p text:style-name="P39">kto z potu iných chce byť f<text:span text:style-name="T6">u</text:span>trovaný.</text:p>
        <text:p text:style-name="P39">Robota ide s časom opreteky —</text:p>
        <text:p text:style-name="P39">doháňať treba skúpe staré veky,</text:p>
        <text:p text:style-name="P39">kým ešte panskô žralo ako všica</text:p>
        <text:p text:style-name="P39">pot i krv našu, chlipná pijavica.</text:p>
        <text:p text:style-name="P14">Ale už teraz, keď sme si na svojom</text:p>
        <text:p text:style-name="P39">gazdovia vlastní, poučení bojom,</text:p>
        <text:p text:style-name="P39">akože nedáš všetky sily, vlohy,</text:p>
        <text:p text:style-name="P39">najkrajšej čo jest takej do úlohy:</text:p>
        <text:p text:style-name="P39"><text:soft-page-break/>vlasť aby bola bohatšia i krajšia —</text:p>
        <text:p text:style-name="P39">i ty v nej potom čo najlepšie maj sa.</text:p>
        <text:p text:style-name="P39">Ach, keď sa pozriem od Tatier po Dunaj,</text:p>
        <text:p text:style-name="P39">čo sa to deje v mojej vlasti tuná,</text:p>
        <text:p text:style-name="P18">— ako na veľkom, živom mravenisku,</text:p>
        <text:p text:style-name="P44">roboty plno, ľudí, vravy, stisku,</text:p>
        <text:p text:style-name="P44">lešení, fabrík, čo vyrástly hupkom,</text:p>
        <text:p text:style-name="P44">kde kadilo sa predtým pod kozúbkom,</text:p>
        <text:p text:style-name="P44">dnes domy stoja pekne murované —</text:p>
        <text:p text:style-name="P44">a roľky vôkol, laziny a stráne</text:p>
        <text:p text:style-name="P44">menia sa v tably bez medzí a ôstia,</text:p>
        <text:p text:style-name="P44">štedrejšie pre nás i pre nášho hosťa.</text:p>
        <text:p text:style-name="P44">Krajšie ti teda obliekajú háby</text:p>
        <text:p text:style-name="P33"><text:span text:style-name="T1">sldobné deti, než kým boli rabi —</text:span></text:p>
        <text:p text:style-name="P61"><text:span text:style-name="T1">a keby</text:span><text:span text:style-name="T2">s</text:span><text:span text:style-name="T7">’</text:span><text:span text:style-name="T1"> znala, čo ti ešte stroja,</text:span></text:p>
        <text:p text:style-name="P61"><text:span text:style-name="T1">ty, domovina moja!</text:span></text:p>
        <text:p text:style-name="P3"/>
        <text:p text:style-name="P39">Vraciam sa nazad, domov, do Liptova,</text:p>
        <text:p text:style-name="P39"><text:soft-page-break/>pod svoje hole, čo sa prihovoria</text:p>
        <text:p text:style-name="P39">tou starou rečou, ktorú učily ma</text:p>
        <text:p text:style-name="P39">v tíšinách leta i v treskúcich zimách —</text:p>
        <text:p text:style-name="P39">chodím po hájoch, dedinách i poliach,</text:p>
        <text:p text:style-name="P39">spomienky hrejú, láskajú i bolia,</text:p>
        <text:p text:style-name="P19">— ale čo sa to s tebou porobilo,</text:p>
        <text:p text:style-name="P45">ty hniezdo rodné, akouže to silou</text:p>
        <text:p text:style-name="P45">tvár svoju starú zmenilo si naraz?</text:p>
        <text:p text:style-name="P14">Ako na žrebci cvalom si uháňaš,</text:p>
        <text:p text:style-name="P39">že nemám kedy spamätať sa ani,</text:p>
        <text:p text:style-name="P39">pokrútiť hlavou, kým som medzi vami.</text:p>
        <text:p text:style-name="P39">Motory vrčia, kde len sovy húdly,</text:p>
        <text:p text:style-name="P39">z komínov koľkých čierny dym sa kudlí,</text:p>
        <text:p text:style-name="P39">tadiaľto, hľa, kde iba tárnik brúsil,</text:p>
        <text:p text:style-name="P39">frndžia vám teraz nové autobusy</text:p>
        <text:p text:style-name="P39">až po samoty, až do hrdiel dolín,</text:p>
        <text:p text:style-name="P39">za chrbtom bohu ktoré dosia<text:span text:style-name="T6">ľ</text:span> boly.</text:p>
        <text:p text:style-name="P14">Tak s medzami tiež ste sa rozlúčili —</text:p>
        <text:p text:style-name="P39"><text:soft-page-break/>a prečo inšie jak pre osoh číry?</text:p>
        <text:p text:style-name="P14">Veď koľko pravôt už len pre ne bolo,</text:p>
        <text:p text:style-name="P39">jednostaj na nich hýbali ste kolom,</text:p>
        <text:p text:style-name="P39">čo i len kúštik, čo len pol brázdičky —</text:p>
        <text:p text:style-name="P39">a zhryzu pre ne koľko bolo vždycky,</text:p>
        <text:p text:style-name="P39">kelčíkov akých až hen po sédriách —</text:p>
        <text:p text:style-name="P39">ta išiel za groš i ten drobný výľah</text:p>
        <text:p text:style-name="P39">a potom už len v krčme okovitkou</text:p>
        <text:p text:style-name="P39">srd bolo tíšiť, abo zvŕšiť bitkou.</text:p>
        <text:p text:style-name="P3"/>
        <text:p text:style-name="P39">Nuž tak to bolo — a teraz vy takto,</text:p>
        <text:p text:style-name="P39">družstevné polia, <text:span text:style-name="T6">ľ</text:span>a<text:span text:style-name="T6">ľ</text:span>a, brázdi traktor,</text:p>
        <text:p text:style-name="P39">škrekule staré si už dovravely —</text:p>
        <text:p text:style-name="P39">po vašom bude, keď ste múdro-smelí.</text:p>
        <text:p text:style-name="P39">Bude viac mlieka, švábky, ba i žita,</text:p>
        <text:p text:style-name="P39">keď každô chce jesť, každô si len pýta.</text:p>
        <text:p text:style-name="P39">Národa veľa v mestách, po fabrikách,</text:p>
        <text:p text:style-name="P39">každému treba aspoň do žajdlíka —</text:p>
        <text:p text:style-name="P39"><text:soft-page-break/>i od vás vo svet koľkí schytili sa,</text:p>
        <text:p text:style-name="P39">tak či i pre nich iba prázdna misa?</text:p>
        <text:p text:style-name="P14">Veď o spoločné všetci dbáme dielo,</text:p>
        <text:p text:style-name="P39">jeden na poli, druhý pred tunelom</text:p>
        <text:p text:style-name="P39">a koľkí v baniach, hutách, kade-tade,</text:p>
        <text:p text:style-name="P39">však dobre viete, roboty že všade.</text:p>
        <text:p text:style-name="P6">— Jaj, poviete si, — rúče vravíš, ale —</text:p>
        <text:p text:style-name="P14">čo nedostatky, ktorých jesto stále</text:p>
        <text:p text:style-name="P39">či v tom, či v onom, ako na poriadku,</text:p>
        <text:p text:style-name="P39">voľáka chyba bude tuná, bratku. —</text:p>
        <text:p text:style-name="P20">— Oj, keby jedna — ale ešte koľko,</text:p>
        <text:p text:style-name="P46">ešte nám neraz pre ne bude horko,</text:p>
        <text:p text:style-name="P46">čo väčšie aspoň kým si nevypleme,</text:p>
        <text:p text:style-name="P46">burinu sťa by z našej žírnej zeme.</text:p>
        <text:p text:style-name="P14">A nedostatky? Nuž, jak pri stavaní.</text:p>
        <text:p text:style-name="P39">Kým postavíš dom, chodíš upískaný,</text:p>
        <text:p text:style-name="P39">odtŕhaš od úst, nič si nedožičíš,</text:p>
        <text:p text:style-name="P39">pristaneš spávať hoci na lavici —</text:p>
        <text:p text:style-name="P39"><text:soft-page-break/>ak budeš márniť, chodiť na zábavy,</text:p>
        <text:p text:style-name="P39">tak veru domec nikdy nepostavíš.</text:p>
        <text:p text:style-name="P14">Just tak je s nami v časoch budovania —</text:p>
        <text:p text:style-name="P39">nech si dáki nevedomci hania,</text:p>
        <text:p text:style-name="P39">potom však prídu ako na hotov<text:span text:style-name="T6">ô</text:span></text:p>
        <text:p text:style-name="P39">a samá chvála bude každé slovo.</text:p>
        <text:p text:style-name="P14">Oj, nie tak veru, každých rúk je treba</text:p>
        <text:p text:style-name="P39">a roboty sa neodtiahnuť, nebáť,</text:p>
        <text:p text:style-name="P39">aby sme čím skôr vtiahli do nového</text:p>
        <text:p text:style-name="P39">so spevom, šťastní, premožení nehou</text:p>
        <text:p text:style-name="P39">tak ako deti do rozprávok ríše —</text:p>
        <text:p text:style-name="P39">každý deň zdarný sme o krôčik bližšie.</text:p>
        <text:p text:style-name="P3"/>
        <text:p text:style-name="P35">Rodáci moji, spevci starých časov,</text:p>
        <text:p text:style-name="P14">Kráľ Janko, prorok s revolučným hlasom,</text:p>
        <text:p text:style-name="P39">svoj Liptov rodný by ste nepoznali! —</text:p>
        <text:p text:style-name="P39">Veď ja som veru tiež jak pri ošiali,</text:p>
        <text:p text:style-name="P39">hoc aspoň raz do roka prídem kuknúť</text:p>
        <text:p text:style-name="P6"><text:soft-page-break/>— a čo to všetko stihne nevyhúknuť!</text:p>
        <text:p text:style-name="P14">Zo zeme rastú fabriky a domy</text:p>
        <text:p text:style-name="P39">a ľud váš dnes už nie je nevedomý,</text:p>
        <text:p text:style-name="P39">vyzliekol tmárstvo ako šaty staré</text:p>
        <text:p text:style-name="P39">a nečíta už iba kalendáre,</text:p>
        <text:p text:style-name="P14">Sybilu v strachu, modlitebné knižky —</text:p>
        <text:p text:style-name="P39">ako tie domy rastie vám do výšky,</text:p>
        <text:p text:style-name="P39">za svetlom, pravdou, ako za poznaním,</text:p>
        <text:p text:style-name="P39">mladô či starô, všetko ide za ním. —</text:p>
        <text:p text:style-name="P14">Kde sú tí páni, čo vás vešať dali,</text:p>
        <text:p text:style-name="P39">kde Ich Milosti, grófi a fiškáli,</text:p>
        <text:p text:style-name="P39">kde bankári a páni fabrikanti,</text:p>
        <text:p text:style-name="P39">nad biedou ľudu ľstiví špekulanti?</text:p>
        <text:p text:style-name="P14">Ľud sám ich poslal v hneve doparoma</text:p>
        <text:p text:style-name="P39">jak stržeň vredu, pre poriadok doma</text:p>
        <text:p text:style-name="P39">konečne taký, o akom ste snili,</text:p>
        <text:p text:style-name="P39">mu oferujúc všetky svoje sily.</text:p>
        <text:p text:style-name="P14">A keď sa pozriem tuto do susedov,</text:p>
        <text:p text:style-name="P39"><text:soft-page-break/>kde štrágali sa s ešte väčšou biedou,</text:p>
        <text:p text:style-name="P14">Lúčankou prejdem kuknúť na Oravu</text:p>
        <text:p text:style-name="P39">a nachodím ju zdravú, nebo<text:span text:style-name="T6">ľ</text:span>avú,</text:p>
        <text:p text:style-name="P39">jak dievku, keď sa zvŕta pri sobote,</text:p>
        <text:p text:style-name="P39">pri dobrej mysli a pri peknej nôte —</text:p>
        <text:p text:style-name="P39">i roboty keď jesto vyše hlavy,</text:p>
        <text:p text:style-name="P39">všetka sa ona ku nedeli spraví,</text:p>
        <text:p text:style-name="P39">ku tomu sviatku, keď sa vody zdvihnú,</text:p>
        <text:p text:style-name="P16">— priehradu zažnú ako šťastia vyhňu.</text:p>
        <text:p text:style-name="P42">Viláni Artuš, kde je tvoja pýcha?</text:p>
        <text:p text:style-name="P33"><text:span text:style-name="T1">Pod Babiou horou slobodne sa dýcha. —</text:span></text:p>
        <text:p text:style-name="P62"><text:span text:style-name="T1">Keby</text:span><text:span text:style-name="T2">s</text:span><text:span text:style-name="T8">’</text:span><text:span text:style-name="T1"> tak išiel, ty náš Hviezdoslave,</text:span></text:p>
        <text:p text:style-name="P62"><text:span text:style-name="T1">„prechádzkou jarom“ dnešnej po Orave,</text:span></text:p>
        <text:p text:style-name="P62"><text:span text:style-name="T1">či by ti radosť pero nenúkala,</text:span></text:p>
        <text:p text:style-name="P62"><text:span text:style-name="T1">od Choča tvojho, až ku Pi</text:span><text:span text:style-name="T3">ľ</text:span><text:span text:style-name="T1">ska skalám?</text:span></text:p>
        <text:p text:style-name="P3"/>
        <text:p text:style-name="P47">Ej, a keď sbehneš dolu na Terchovú,</text:p>
        <text:p text:style-name="P47">nájdeš ju čistú, veselú a novú,</text:p>
        <text:p text:style-name="P47"><text:soft-page-break/>po všetkých víchroch, žiaľoch, spáleniskách,</text:p>
        <text:p text:style-name="P47">či s Terchovanmi spolu nezavýskaš?</text:p>
        <text:p text:style-name="P21">Jánošík Ďurko, tu si medzi nami,</text:p>
        <text:p text:style-name="P47">jednostaj si bol ľudom spomínaný,</text:p>
        <text:p text:style-name="P47">oj, keby on žil, reku, bohuprisám,</text:p>
        <text:p text:style-name="P47">bol by on pánom pekný veršík spísal!</text:p>
        <text:p text:style-name="P3">Ale i takto bol si na pomoci</text:p>
        <text:p text:style-name="P3">cez rôčky dlhé, ťažké dni i noci,</text:p>
        <text:p text:style-name="P3">šli sme do bitiek s tvojím menom hrdým</text:p>
        <text:p text:style-name="P3">za pa<text:span text:style-name="T9">s</text:span>y s krivdou, nepoddajní, tvrdí.</text:p>
        <text:p text:style-name="P21">Ako si ty chcel, už sme porátaní</text:p>
        <text:p text:style-name="P47">na večné časy so všetkýma pány!</text:p>
        <text:p text:style-name="P21">A keby kto z nich hlavu zdvihol znovu,</text:p>
        <text:p text:style-name="P47">pocíti našu ruku oceľovú!</text:p>
        <text:p text:style-name="P3"/>
        <text:p text:style-name="P48">A s druhej strany zasa pod Ďumbierom,</text:p>
        <text:p text:style-name="P48">ke<text:span text:style-name="T10">ď</text:span> šibnem Šturcom v zvedy južným smerom</text:p>
        <text:p text:style-name="P48">opáčiť na skok krásne na Pohronie</text:p>
        <text:p text:style-name="P48"><text:soft-page-break/>i vidím, ako od nadšenia bronie,</text:p>
        <text:p text:style-name="P48">hurtuje, shŕňa, meria, kope, stavia,</text:p>
        <text:p text:style-name="P48">doliny skube žeriav, bager, haviar,</text:p>
        <text:p text:style-name="P48">n<text:span text:style-name="T10">á</text:span>hli sa biedu do tla vykoreniť,</text:p>
        <text:p text:style-name="P48">vykolčúva ju každým okamžením,</text:p>
        <text:p text:style-name="P48">brdárstvo staré, vžraté v jeho krásu,</text:p>
        <text:p text:style-name="P48">až balocké sa čierne hory trasú,</text:p>
        <text:p text:style-name="P48">ženie ho Hronom od Kráľovej holi</text:p>
        <text:p text:style-name="P48">zo všetkých kútov, dedín, miest a dolín...</text:p>
        <text:p text:style-name="P48">Ak teraz prejdeš hore tou Bystricou,</text:p>
        <text:p text:style-name="P48">nemusíš skrývať oči kabanicou —</text:p>
        <text:p text:style-name="P48">povstania deti mocné sú a hrdé,</text:p>
        <text:p text:style-name="P22">preťaly žily panstvu v skúške tvrdej.</text:p>
        <text:p text:style-name="P48">Idem ku brehom speneného Hrona</text:p>
        <text:p text:style-name="P48">pod staré lipy, čo sa vánkom klonia,</text:p>
        <text:p text:style-name="P48">jak skl<text:span text:style-name="T10">áň</text:span>aly sa za <text:span text:style-name="T10">č</text:span>ias Sládkovi<text:span text:style-name="T10">č</text:span>a,</text:p>
        <text:p text:style-name="P48">keď tuto chodil krásou nasýtiť sa</text:p>
        <text:p text:style-name="P48">a šeptať si o ľude špatnokrásnom,</text:p>
        <text:p text:style-name="P48"><text:soft-page-break/>Mar<text:span text:style-name="T10">ín</text:span>e milej, aby svojou básňou</text:p>
        <text:p text:style-name="P48">napokon seba i nás všetkých prežil —</text:p>
        <text:p text:style-name="P48">preto i dnešok s jeho menom beží. —</text:p>
        <text:p text:style-name="P48">A ako ne<text:span text:style-name="T10">í</text:span>sť na Lehotu hore</text:p>
        <text:p text:style-name="P48">hlboké pozrieť hory Chalupkove?</text:p>
        <text:p text:style-name="P48">Chodníčky jeho, čo do dneška cielia,</text:p>
        <text:p text:style-name="P48">ke<text:span text:style-name="T10">ď</text:span> jeho „Mor ho!“ ťalo nepriate<text:span text:style-name="T10">ľ</text:span>a</text:p>
        <text:p text:style-name="P48">sto dolinami — i od jeho dverí</text:p>
        <text:p text:style-name="P48">v znamení pravdy, v ktorú i on veril.</text:p>
        <text:p text:style-name="P3"/>
        <text:p text:style-name="P48">Takúto, h<text:span text:style-name="T10">ľ</text:span>a, <text:span text:style-name="T10">ť</text:span>a, moja domovina,</text:p>
        <text:p text:style-name="P48">pozn<text:span text:style-name="T10">á</text:span>vam znovu — a si celkom iná,</text:p>
        <text:p text:style-name="P48">ne<text:span text:style-name="T10">ž</text:span> v rokoch detstva i mladosti mojej,</text:p>
        <text:p text:style-name="P48">ke<text:span text:style-name="T10">ď</text:span> odv<text:span text:style-name="T10">š</text:span>adia<text:span text:style-name="T10">ľ</text:span> sa clivé oči tvoje</text:p>
        <text:p text:style-name="P48">dívaly smutno, ako bez nádeje —</text:p>
        <text:p text:style-name="P48">a teraz sa mi v očiach detí smeješ</text:p>
        <text:p text:style-name="P48">od Vihorlatu až po Bratislavu.</text:p>
        <text:p text:style-name="P3">Chystáš sa ako veľkú na oslavu,</text:p>
        <text:p text:style-name="P22"><text:soft-page-break/>ktorej by tak rád sa ja ešte dožil,</text:p>
        <text:p text:style-name="P48">i peknú báseň by rád na ňu složil.</text:p>
        <text:p text:style-name="P22">Viem, treba ešte trocha bruchom stískať,</text:p>
        <text:p text:style-name="P48">kým pre všetkých raz bude plná miska,</text:p>
        <text:p text:style-name="P48">kým zapnú sa raz všetky svetlá, stroje,</text:p>
        <text:p text:style-name="P48">na tvoju slávu a pre šťastie tvoje!</text:p>
        <text:p text:style-name="P22">Preto sa tužia v čiernych hĺbkach baní</text:p>
        <text:p text:style-name="P48">najlepší synia, pridať odhodlaní,</text:p>
        <text:p text:style-name="P48">preto mlaď tvoja na Priehrade rastie,</text:p>
        <text:p text:style-name="P48">aby si svetlom ožiarila šťastie,</text:p>
        <text:p text:style-name="P48">preto sa nové koľajnice kladú,</text:p>
        <text:p text:style-name="P48">aby sme nikdy neostali vzadu</text:p>
        <text:p text:style-name="P48">za svetlom rudým, z Východu čo žiari —</text:p>
        <text:p text:style-name="P48">Trať družby pevnú za ním vystavali.</text:p>
        <text:p text:style-name="P3"/>
        <text:p text:style-name="P48">Ty, domovina moja, plná krásy,</text:p>
        <text:p text:style-name="P48">čo z hôr a dolín veniec uvila si</text:p>
        <text:p text:style-name="P48">a stužkami riek si ho vyzdobila</text:p>
        <text:p text:style-name="P23"><text:soft-page-break/>— ako sa zdobí pri nedeli milá —</text:p>
        <text:p text:style-name="P49">cez lásku k tebe na svet šíry hľadím,</text:p>
        <text:p text:style-name="P49">cítim sa znovu veselým a mladým</text:p>
        <text:p text:style-name="P49">pre tvoju pieseň, krásu tvojej jari,</text:p>
        <text:p text:style-name="P49">tvoj život v ľude nikdy neskonalý —</text:p>
        <text:p text:style-name="P49">hodna si práce, sebažertvy, boja,</text:p>
        <text:p text:style-name="P49">ty, domovina moja!</text:p>
        <text:h text:style-name="P24" text:outline-level="1"><text:bookmark-start text:name="bookmark0"/><text:bookmark-end text:name="bookmark0"/></text:h>
        <text:h text:style-name="P50" text:outline-level="1"/>
        <text:h text:style-name="P59" text:outline-level="1">IV</text:h>
        <text:h text:style-name="P59" text:outline-level="1"/>
        <text:p text:style-name="P31">LENIN</text:p>
        <text:p text:style-name="P60"/>
        <text:p text:style-name="P25">V kopulách Kremľa história leží,</text:p>
        <text:p text:style-name="P51">okutá zlatom, krutá, umretá,</text:p>
        <text:p text:style-name="P51">dávno jej odbil zvon na Spasskej veži,</text:p>
        <text:p text:style-name="P51">jej oči krvavé už nesvietia</text:p>
        <text:p text:style-name="P51">s cimburia múrov ako hlavne diel,</text:p>
        <text:p text:style-name="P51"><text:soft-page-break/>jej víchor, hnaný cárskych na kopytách,</text:p>
        <text:p text:style-name="P51">v šíravách Ruska navždy dodunel,</text:p>
        <text:p text:style-name="P51">jej čaša s krvou praskla nedopitá...</text:p>
        <text:p text:style-name="P3"/>
        <text:p text:style-name="P52">Stáročia sťa by zbrojnoši tu stoja,</text:p>
        <text:p text:style-name="P52">lež skameneli od polníc —</text:p>
        <text:p text:style-name="P52">keď posledný si sadal do postroja,</text:p>
        <text:p text:style-name="P52">rok sedemnásty švihol ako bič,</text:p>
        <text:p text:style-name="P52">tátoša zvrtol na slnečnú cestu,</text:p>
        <text:p text:style-name="P52">ta v širošíre ruské diaľavy,</text:p>
        <text:p text:style-name="P52">molodca na ňom od dediny k mestu</text:p>
        <text:p text:style-name="P52">rozvíjať poslal rudé zástavy.</text:p>
        <text:p text:style-name="P26">Paláce stŕply, prevoschoditeľstvá</text:p>
        <text:p text:style-name="P52">padaly ako hrušky lažavé</text:p>
        <text:p text:style-name="P26">do kadlúb veku, do nového dejstva,</text:p>
        <text:p text:style-name="P52">čo podupalo pyšnej po sláve.</text:p>
        <text:p text:style-name="P27"/>
        <text:p text:style-name="P53">V kopulách Kremľa história leží,</text:p>
        <text:p text:style-name="P53"><text:soft-page-break/>okutá zlatom, krutá, umretá —</text:p>
        <text:p text:style-name="P53">podúva vetrík komunizmu svieži</text:p>
        <text:p text:style-name="P53">od Spasskej veže šíro do sveta.</text:p>
        <text:p text:style-name="P53">Odtiaľto ide, z izby mramorovej,</text:p>
        <text:p text:style-name="P53">čo vystaval ju ruský robotník</text:p>
        <text:p text:style-name="P53">pre otca svojho, otca doby novej,</text:p>
        <text:p text:style-name="P53">ke<text:span text:style-name="T11">ď</text:span> iskrou pravdy zapálil jej vznik</text:p>
        <text:p text:style-name="P53">a poprebúdzal spáčov na svitaní</text:p>
        <text:p text:style-name="P28">i tých, čo tleli skleslým ničevo —</text:p>
        <text:p text:style-name="P54">na širočiznej dusnej ruskej báni</text:p>
        <text:p text:style-name="P54">zablysla zora rudým úsmevom.</text:p>
        <text:p text:style-name="P3"/>
        <text:p text:style-name="P52">Tu odpočíva Lenin večne živý,</text:p>
        <text:p text:style-name="P52">spokojný s vekom, ktorý otvoril,</text:p>
        <text:p text:style-name="P52">hospodár dobrý, vopred pamätlivý,</text:p>
        <text:p text:style-name="P52">čo každým dňom k nám stále hovorí</text:p>
        <text:p text:style-name="P52">v úrodách zbo<text:span text:style-name="T11">ž</text:span>ia, riekach ochočených,</text:p>
        <text:p text:style-name="P52">jabĺčku žltom, žírnej na stepi</text:p>
        <text:p text:style-name="P52"><text:soft-page-break/>a v práci ľudskej, čo ju najviac cení,</text:p>
        <text:p text:style-name="P52">aby pre všetkých raj ňou zaštepil.</text:p>
        <text:p text:style-name="P3"/>
        <text:p text:style-name="P52">A preto žije, nie je umretý</text:p>
        <text:p text:style-name="P52">ako tá dávnosť v Kremľa kopulách —</text:p>
        <text:p text:style-name="P52">kolchozníkovi ide v ústrety,</text:p>
        <text:p text:style-name="P52">keď šťastný chodí zlatých po poliach</text:p>
        <text:p text:style-name="P52">a robotníkom šepká pri točovkách,</text:p>
        <text:p text:style-name="P52">ruky im vedie lepší pre závit,</text:p>
        <text:p text:style-name="P52">aby čím skôr na komunizmu strojkách</text:p>
        <text:p text:style-name="P52">si šťastný život mohli pozdraviť.</text:p>
        <text:p text:style-name="P52">Učencom múdrym ukazuje cestu</text:p>
        <text:p text:style-name="P52">do centra tajov živej prírody</text:p>
        <text:p text:style-name="P52">a starostlivo, ako dobrý pestún,</text:p>
        <text:p text:style-name="P52">vo chvíľach pochýb s radou prichodí</text:p>
        <text:p text:style-name="P52">ku všetkým, čo sa ešte s temnom bijú</text:p>
        <text:p text:style-name="P52">a mečom pravdy sotínajú lož,</text:p>
        <text:p text:style-name="P52">dáva im kľúč pre novú históriu</text:p>
        <text:p text:style-name="P52"><text:soft-page-break/>a na vredy im vkladá do rúk nôž.</text:p>
        <text:p text:style-name="P26">Tak Lenin žije v srdciach miliónov,</text:p>
        <text:p text:style-name="P52">čo denne chodia s ním sa rozprávať</text:p>
        <text:p text:style-name="P52">jak za otcom, čo odklial rodný domov</text:p>
        <text:p text:style-name="P52">a stranu ako starostlivú mať</text:p>
        <text:p text:style-name="P52">bdieť nechal svojim rodným deťom,</text:p>
        <text:p text:style-name="P52">nech opatruje oheň života,</text:p>
        <text:p text:style-name="P52">aby sa pravda prebila raz svetom,</text:p>
        <text:p text:style-name="P52">jej prápor nech sa večne mihotá.</text:p>
        <text:p text:style-name="P29"/>
        <text:p text:style-name="P55">V kopulách Kremľa história leží,</text:p>
        <text:p text:style-name="P55">okutá zlatom, krutá, umretá —</text:p>
        <text:p text:style-name="P55">dávno jej odbil zvon na Spasskej veži,</text:p>
        <text:p text:style-name="P55">podúva vetrík komunizmu svieži,</text:p>
        <text:p text:style-name="P55">Leninov vetrík, šťastie do sveta...</text:p>
        <text:p text:style-name="P3"/>
        <text:p text:style-name="P35"/>
        <text:p text:style-name="P35">PIESEŇ O STALINOVI</text:p>
        <text:p text:style-name="P3"><text:soft-page-break/></text:p>
        <text:p text:style-name="P52">Letí pieseň, letí so všetkých strán sveta,</text:p>
        <text:p text:style-name="P52">ako holubice biele ke<text:span text:style-name="T11">ď</text:span> si letia,</text:p>
        <text:p text:style-name="P52">letí pieseň lásky, letí každým dňom</text:p>
        <text:p text:style-name="P52">do mátušky Moskvy, ta za Stalinom.</text:p>
        <text:p text:style-name="P3"/>
        <text:p text:style-name="P52">Nesie pozdrav krajín ponad hory, doly,</text:p>
        <text:p text:style-name="P52">ktoré bez Stalina neslobodné boly,</text:p>
        <text:p text:style-name="P52">od palmových hájov slnce plamenné,</text:p>
        <text:p text:style-name="P52">od studených pólov ruže červené.</text:p>
        <text:p text:style-name="P3"/>
        <text:p text:style-name="P52">Do širokých diaľav Sväzu sovietskeho</text:p>
        <text:p text:style-name="P52">rozlieva sa l<text:span text:style-name="T11">á</text:span>ska, ktorá nemá brehov,</text:p>
        <text:p text:style-name="P52">pre tisíce hrobov chrabrých soldatov,</text:p>
        <text:p text:style-name="P52">padlých za slobodu, drahšiu nad zlato,</text:p>
        <text:p text:style-name="P3"/>
        <text:p text:style-name="P52">za slobodu všetkých sveta robotníkov,</text:p>
        <text:p text:style-name="P52">aby šťastnejší vek z práce ľudskej vznikol,</text:p>
        <text:p text:style-name="P52"><text:soft-page-break/>ako jabloň plodná aby obrodil,</text:p>
        <text:p text:style-name="P52">človek ako vtáča aby krásne žil</text:p>
        <text:p text:style-name="P3"/>
        <text:p text:style-name="P52">Nový vek si cvála ako koník vraný,</text:p>
        <text:p text:style-name="P52">od východu cvála, v boji okovaný —</text:p>
        <text:p text:style-name="P52">kto sa opováži beh mu zastaviť?</text:p>
        <text:p text:style-name="P3">Červeň zore nesie v sveta diaľavy,</text:p>
        <text:p text:style-name="P3"/>
        <text:p text:style-name="P52">zoru socializmu, čistú ako ráno,</text:p>
        <text:p text:style-name="P52">čo i rabov ešte bozkáva si samo</text:p>
        <text:p text:style-name="P52">po temnotách sveta, kde je otrokár,</text:p>
        <text:p text:style-name="P52">vdychuje im nádej jak do púčkov jar.</text:p>
        <text:p text:style-name="P3"/>
        <text:p text:style-name="P52">Tu ju zapaľuje pre národy Stalin,</text:p>
        <text:p text:style-name="P52">od kremeľskej hviezdy velikým i malým,</text:p>
        <text:p text:style-name="P52">ako múdry otec sveta rodiny,</text:p>
        <text:p text:style-name="P52">najviac milovaný, maják jediný.</text:p>
        <text:p text:style-name="P3"/>
        <text:p text:style-name="P52"><text:soft-page-break/>Letí pieseň, letí so všetkých strán sveta,</text:p>
        <text:p text:style-name="P52">ako holubice biele keď si letia,</text:p>
        <text:p text:style-name="P52">letí pieseň lásky, letí každým dňom,</text:p>
        <text:p text:style-name="P52">do mátušky Moskvy, ta za Stalinom.</text:p>
        <text:p text:style-name="P3"/>
        <text:p text:style-name="P35"/>
        <text:p text:style-name="P35">MOSKOVSKÁ DUMKA</text:p>
        <text:p text:style-name="P3"/>
        <text:p text:style-name="P52">Tu, v zasľúbenej krajine</text:p>
        <text:p text:style-name="P52">zastaneš ako malý chlapec,</text:p>
        <text:p text:style-name="P52">zadosť ťa triaškou ovinie,</text:p>
        <text:p text:style-name="P52">zázračné veci zrazu chápeš,</text:p>
        <text:p text:style-name="P52">kým starý svet už v tebe kape</text:p>
        <text:p text:style-name="P52">ako hmla ranná v doline.</text:p>
        <text:p text:style-name="P3"/>
        <text:p text:style-name="P52">Tu je to slnce žiarivé,</text:p>
        <text:p text:style-name="P52">čo roztápa sa jeho silou</text:p>
        <text:p text:style-name="P52">každá lož ešte nažive</text:p>
        <text:p text:style-name="P52"><text:soft-page-break/>jak kolomaž na verku zhnilom,</text:p>
        <text:p text:style-name="P52">aby na svete posvietilo</text:p>
        <text:p text:style-name="P52">do temných kútov ohnive.</text:p>
        <text:p text:style-name="P3"/>
        <text:p text:style-name="P52">Tu je tá vzácna nákova,</text:p>
        <text:p text:style-name="P52">na ktorej koval pravdu Lenin</text:p>
        <text:p text:style-name="P52">ako zbraň, čo si zachová</text:p>
        <text:p text:style-name="P52">proletár sveta ponížený</text:p>
        <text:p text:style-name="P52">žalárov navždy zboriť steny</text:p>
        <text:p text:style-name="P52">a slobodienku ukovať.</text:p>
        <text:p text:style-name="P3"/>
        <text:p text:style-name="P52">Tu ju už vidíš usmiatu,</text:p>
        <text:p text:style-name="P52">ako si rezko Moskvou kráča,</text:p>
        <text:p text:style-name="P52">na všetky dary bohatú,</text:p>
        <text:p text:style-name="P52">keď sa už slávny pochod začal,</text:p>
        <text:p text:style-name="P52">do komunizmu pučí práca</text:p>
        <text:p text:style-name="P52">a krok sa rovná dukátu.</text:p>
        <text:p text:style-name="P30"/>
        <text:p text:style-name="P56"><text:soft-page-break/>V pohľade ľudí vidíš ju</text:p>
        <text:p text:style-name="P56">veselú, čistú ako kryštál —</text:p>
        <text:p text:style-name="P56">tak si ňou život vyšijú,</text:p>
        <text:p text:style-name="P56">aby sa plným šťastím blyšťal,</text:p>
        <text:p text:style-name="P56">novému veku belčov chystal,</text:p>
        <text:p text:style-name="P56">zázračných stavieb líniu.</text:p>
        <text:p text:style-name="P3"/>
        <text:p text:style-name="P52">Dýcham ju priamo z povetria</text:p>
        <text:p text:style-name="P52">a cítim, že už nie som malým,</text:p>
        <text:p text:style-name="P52">nepôjde hlas môj do vetra,</text:p>
        <text:p text:style-name="P52">milióny si so mnou st<text:span text:style-name="T11">a</text:span>ly</text:p>
        <text:p text:style-name="P52">za šťastie sveta, s nami Stalin —</text:p>
        <text:p text:style-name="P52">tak brešte, ps<text:span text:style-name="T11">í</text:span>ci, do svetla!</text:p>
        <text:p text:style-name="P3"/>
        <text:p text:style-name="P35">Moskva, v novembri 1951.</text:p>
        <text:p text:style-name="P3"/>
        <text:p text:style-name="P35">DEVÄTNÁSTEMU SJAZDU KSSS</text:p>
        <text:p text:style-name="P3"/>
        <text:p text:style-name="P52"><text:soft-page-break/>Tridsaťpäť rokov stromček pestovali,</text:p>
        <text:p text:style-name="P52">kým nevyrástol v mocný, veľký strom —</text:p>
        <text:p text:style-name="P52">sadil ho Lenin, opatroval Stalin,</text:p>
        <text:p text:style-name="P52">chránil pred búrkou, kým bol ešte malým,</text:p>
        <text:p text:style-name="P52">tak, aby zdužnel v svete širokom</text:p>
        <text:p text:style-name="P3"/>
        <text:p text:style-name="P52">a ukazoval všetkým cestu istú</text:p>
        <text:p text:style-name="P52">v húštinách slepých, tlamách priepastí,</text:p>
        <text:p text:style-name="P52">kadiaľ ku šťastiu bezpečný je prístup,</text:p>
        <text:p text:style-name="P52">budúcnosť ako ožiariť si hmlistú,</text:p>
        <text:p text:style-name="P52">prehriatu láskou, ľudskej bez zášti.</text:p>
        <text:p text:style-name="P3"/>
        <text:p text:style-name="P52">Tridsaťpäť rokov — kým vek starý miznul,</text:p>
        <text:p text:style-name="P52">h<text:span text:style-name="T11">ľ</text:span>a, v srde víchra skučiac zhasína,</text:p>
        <text:p text:style-name="P52">dohrávajú mu jeho smutnú tryznu</text:p>
        <text:p text:style-name="P52">konáre obra — stromu komunizmu,</text:p>
        <text:p text:style-name="P52">nového stromu veku Stalina.</text:p>
        <text:p text:style-name="P3"/>
        <text:p text:style-name="P52"><text:soft-page-break/>A vôkol neho veľkú slávnosť stroja,</text:p>
        <text:p text:style-name="P52">akú len strojí dobrý hospodár —</text:p>
        <text:p text:style-name="P52">rodina teraz poschádza sa svoja,</text:p>
        <text:p text:style-name="P52">hrdá na prácu, hodnú strastí, znoja,</text:p>
        <text:p text:style-name="P52">čo dozrievala v najštedrejší dar</text:p>
        <text:p text:style-name="P3"/>
        <text:p text:style-name="P52">priv<text:span text:style-name="T11">í</text:span>ta<text:span text:style-name="T11">ť</text:span> vek, čo vchádza ako milý</text:p>
        <text:p text:style-name="P52">do zakvitnutej našej záhrady,</text:p>
        <text:p text:style-name="P52">čo kde len stúpi — skalky zažiarily</text:p>
        <text:p text:style-name="P52">a kde sa pozrie — klas a plod je číry,</text:p>
        <text:p text:style-name="P52">tma ustupuje, kam sa zahľadí.</text:p>
        <text:p text:style-name="P3"/>
        <text:p text:style-name="P52">Tak prichádza vek komunizmu krásny,</text:p>
        <text:p text:style-name="P52">až schytáva nás triaška radostná —</text:p>
        <text:p text:style-name="P52">svoj rytmus nech má v každej našej básni,</text:p>
        <text:p text:style-name="P52">v zreniciach našich hrdý pozor jasný</text:p>
        <text:p text:style-name="P7">i svoju smelosť v hĺbkach nášho sna.</text:p>
        <text:p text:style-name="P3"/>
        <text:p text:style-name="P52"><text:soft-page-break/>Buď pozdravený i tu medzi nami,</text:p>
        <text:p text:style-name="P52">najlepších ľudí devätnásty sjazd,</text:p>
        <text:p text:style-name="P52">čo veku šťastia staviaš slávobrány,</text:p>
        <text:p text:style-name="P52">aby sme i my, tebou vychovaní,</text:p>
        <text:p text:style-name="P52">do komunizmu všetci mohli rásť.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Arial1" svg:font-family="Arial" style:font-family-generic="swiss"/>
    <style:font-face style:name="Arial" svg:font-family="Ari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color="#000000" style:text-position="0% 100%" style:font-name="Courier New" fo:font-size="12pt" fo:letter-spacing="normal" fo:language="sk" fo:country="none" style:font-name-asian="Courier New" style:font-size-asian="12pt" style:language-asian="sk" style:country-asian="none" style:font-name-complex="Courier New" style:font-size-complex="12pt" style:language-complex="sk" style:country-complex="none" style:text-scale="100%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text-autospace="ideograph-alpha" style:punctuation-wrap="hanging" style:line-break="strict" style:writing-mode="page">
        <style:background-image/>
      </style:paragraph-properties>
      <style:text-properties fo:color="#000000" style:text-position="0% 100%" style:font-name="Courier New" fo:font-size="12pt" fo:letter-spacing="normal" fo:language="sk" fo:country="none" style:font-name-asian="Courier New" style:font-size-asian="12pt" style:language-asian="sk" style:country-asian="none" style:font-name-complex="Courier New" style:font-size-complex="12pt" style:language-complex="sk" style:country-complex="none" style:text-scale="100%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FontStyle" style:family="text">
      <style:text-properties fo:color="#000000" style:text-position="0% 100%" style:font-name="Courier New" fo:font-family="'Courier New'" fo:font-size="12pt" fo:letter-spacing="normal" fo:language="sk" fo:country="none" style:font-name-asian="Courier New" style:font-family-asian="'Courier New'" style:font-size-asian="12pt" style:language-asian="sk" style:country-asian="none" style:font-name-complex="Courier New" style:font-family-complex="'Courier New'" style:font-size-complex="12pt" style:language-complex="sk" style:country-complex="none" style:text-scale="100%"/>
    </style:style>
    <style:style style:name="Hyperlink" style:family="text" style:parent-style-name="DefaultFontStyle">
      <style:text-properties fo:color="#000080" style:text-underline-style="solid" style:text-underline-width="auto" style:text-underline-color="font-color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0cm"/>
      </style:header-style>
      <style:footer-style>
        <style:header-footer-properties fo:min-height="2.54cm" fo:margin-left="0cm" fo:margin-right="0cm" fo:margin-top="2.54cm"/>
      </style:footer-style>
    </style:page-layout>
  </office:automatic-styles>
  <office:master-styles>
    <style:master-page style:name="Standard" style:page-layout-name="Mpm1"/>
    <style:master-page style:name="PageStyle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minolta_c323040313400</dc:title>
    <dc:subject/>
    <meta:initial-creator/>
    <meta:keyword/>
    <dc:date>2023-04-05T22:46:52.983000000</dc:date>
    <meta:editing-duration>PT48M46S</meta:editing-duration>
    <meta:editing-cycles>6</meta:editing-cycles>
    <meta:generator>LibreOffice/5.4.2.2$Windows_x86 LibreOffice_project/22b09f6418e8c2d508a9eaf86b2399209b0990f4</meta:generator>
    <meta:document-statistic meta:table-count="0" meta:image-count="0" meta:object-count="0" meta:page-count="58" meta:paragraph-count="890" meta:word-count="4809" meta:character-count="27161" meta:non-whitespace-character-count="23134"/>
  </office:meta>
</office:document-meta>
</file>